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D0000000C4297083AF203DD92.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FMono-Regular1" svg:font-family="SFMono-Regular, Consolas, 'Liberation Mono', Menlo, monospace"/>
    <style:font-face style:name="Times New Roman" svg:font-family="'Times New Roman'"/>
    <style:font-face style:name="apple-system" svg:font-family="apple-system, BlinkMacSystemFont, 'Segoe UI', Helvetica, Arial, sans-serif, 'Apple Color Emoji', 'Segoe UI Emoji'"/>
    <style:font-face style:name="Calibri" svg:font-family="Calibri, sans-serif" style:font-family-generic="system"/>
    <style:font-face style:name="SFMono-Regular" svg:font-family="SFMono-Regular, Consolas, 'Libe" style:font-family-generic="system"/>
    <style:font-face style:name="arial" svg:font-family="arial, helvetica, clean, sans-s" style:font-family-generic="system"/>
    <style:font-face style:name="arial1" svg:font-family="arial, verdana, sans-serif" style:font-family-generic="system"/>
    <style:font-face style:name="monospace" svg:font-family="monospace" style:font-family-generic="system"/>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officeooo:rsid="0022886d" officeooo:paragraph-rsid="0022886d" style:font-size-asian="10pt" style:font-size-complex="10pt"/>
    </style:style>
    <style:style style:name="P3" style:family="paragraph" style:parent-style-name="Standard">
      <style:text-properties fo:font-size="10pt" officeooo:rsid="00372841" officeooo:paragraph-rsid="00372841" style:font-size-asian="10pt" style:font-size-complex="10pt"/>
    </style:style>
    <style:style style:name="P4" style:family="paragraph" style:parent-style-name="Standard">
      <style:text-properties fo:font-size="10pt" fo:font-weight="bold" style:font-size-asian="10pt" style:font-weight-asian="bold" style:font-size-complex="10pt" style:font-weight-complex="bold"/>
    </style:style>
    <style:style style:name="P5" style:family="paragraph" style:parent-style-name="Standard">
      <style:text-properties fo:font-size="10pt" fo:font-style="italic" style:font-size-asian="10pt" style:font-style-asian="italic" style:font-size-complex="10pt" style:font-style-complex="italic"/>
    </style:style>
    <style:style style:name="P6" style:family="paragraph" style:parent-style-name="Preformatted_20_Text">
      <style:paragraph-properties fo:margin-top="0in" fo:margin-bottom="0.1965in" loext:contextual-spacing="false"/>
    </style:style>
    <style:style style:name="P7" style:family="paragraph" style:parent-style-name="Preformatted_20_Text">
      <style:paragraph-properties fo:margin-top="0in" fo:margin-bottom="0.1965in" loext:contextual-spacing="false"/>
      <style:text-properties fo:font-weight="bold" style:font-weight-asian="bold" style:font-weight-complex="bold"/>
    </style:style>
    <style:style style:name="P8" style:family="paragraph" style:parent-style-name="Preformatted_20_Text">
      <style:paragraph-properties fo:margin-top="0in" fo:margin-bottom="0.1965in" loext:contextual-spacing="false"/>
      <style:text-properties fo:color="#000000"/>
    </style:style>
    <style:style style:name="P9" style:family="paragraph" style:parent-style-name="Preformatted_20_Text">
      <style:paragraph-properties fo:margin-top="0in" fo:margin-bottom="0.1965in" loext:contextual-spacing="false"/>
      <style:text-properties fo:color="#7a4707"/>
    </style:style>
    <style:style style:name="P10" style:family="paragraph" style:parent-style-name="Preformatted_20_Text">
      <style:paragraph-properties fo:margin-top="0in" fo:margin-bottom="0.1965in" loext:contextual-spacing="false"/>
      <style:text-properties fo:color="#032f62" style:font-name="SFMono-Regular" fo:font-size="14pt" style:font-size-asian="14pt" style:font-size-complex="16pt"/>
    </style:style>
    <style:style style:name="P11"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12"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13" style:family="paragraph" style:parent-style-name="Preformatted_20_Text">
      <loext:graphic-properties draw:fill="solid" draw:fill-color="#f5f5dc" draw:opacity="100%"/>
      <style:paragraph-properties fo:margin-top="0in" fo:margin-bottom="0.1965in" loext:contextual-spacing="false" fo:background-color="#f5f5dc" fo:padding="0.0555in" fo:border="0.26pt solid #800000" style:shadow="none"/>
      <style:text-properties fo:color="#7a4707"/>
    </style:style>
    <style:style style:name="P14" style:family="paragraph" style:parent-style-name="Preformatted_20_Text">
      <loext:graphic-properties draw:fill="solid" draw:fill-color="#f2f5f8" draw:opacity="100%"/>
      <style:paragraph-properties fo:margin-top="0in" fo:margin-bottom="0.1965in" loext:contextual-spacing="false" fo:background-color="#f2f5f8" fo:padding="0.0138in" fo:border="0.26pt solid #cccccc" style:shadow="none"/>
      <style:text-properties fo:color="#7a4707"/>
    </style:style>
    <style:style style:name="P15" style:family="paragraph" style:parent-style-name="Preformatted_20_Text">
      <loext:graphic-properties draw:fill="solid" draw:fill-color="#f2f5f8" draw:opacity="100%"/>
      <style:paragraph-properties fo:margin-top="0in" fo:margin-bottom="0.1965in" loext:contextual-spacing="false" fo:background-color="#f2f5f8" fo:padding="0.0138in" fo:border="0.26pt solid #cccccc" style:shadow="none"/>
    </style:style>
    <style:style style:name="P16" style:family="paragraph" style:parent-style-name="Preformatted_20_Text">
      <style:text-properties fo:font-weight="bold" style:font-weight-asian="bold" style:font-weight-complex="bold"/>
    </style:style>
    <style:style style:name="P17" style:family="paragraph" style:parent-style-name="Preformatted_20_Text">
      <style:text-properties fo:color="#000000"/>
    </style:style>
    <style:style style:name="P18" style:family="paragraph" style:parent-style-name="Preformatted_20_Text">
      <style:text-properties fo:color="#000000" fo:font-weight="bold" style:font-weight-asian="bold" style:font-weight-complex="bold"/>
    </style:style>
    <style:style style:name="P19" style:family="paragraph" style:parent-style-name="Preformatted_20_Text">
      <style:text-properties fo:color="#1f497d" style:font-name="Calibri" fo:font-size="11pt" style:font-size-asian="11pt"/>
    </style:style>
    <style:style style:name="P20" style:family="paragraph" style:parent-style-name="Preformatted_20_Text">
      <style:text-properties fo:color="#7a4707"/>
    </style:style>
    <style:style style:name="P21" style:family="paragraph" style:parent-style-name="Preformatted_20_Text">
      <style:text-properties fo:color="#333333" style:font-name="arial" fo:font-size="9.5pt" fo:font-weight="bold" style:font-size-asian="9.5pt" style:font-weight-asian="bold" style:font-weight-complex="bold"/>
    </style:style>
    <style:style style:name="P22" style:family="paragraph" style:parent-style-name="Preformatted_20_Text">
      <style:text-properties style:font-name="Segoe UI" fo:font-size="11pt" style:font-size-asian="11pt"/>
    </style:style>
    <style:style style:name="P23" style:family="paragraph" style:parent-style-name="Preformatted_20_Text">
      <style:paragraph-properties fo:orphans="2" fo:widows="2"/>
      <style:text-properties fo:font-variant="normal" fo:text-transform="none" fo:color="#000000" fo:letter-spacing="normal" fo:font-style="normal" fo:font-weight="normal"/>
    </style:style>
    <style:style style:name="P24" style:family="paragraph" style:parent-style-name="Preformatted_20_Text">
      <style:paragraph-properties fo:orphans="2" fo:widows="2"/>
      <style:text-properties fo:font-variant="normal" fo:text-transform="none" fo:color="#000000" fo:letter-spacing="normal"/>
    </style:style>
    <style:style style:name="P25" style:family="paragraph" style:parent-style-name="Text_20_body">
      <style:text-properties fo:font-size="10pt" fo:font-weight="bold" style:font-size-asian="10pt" style:font-weight-asian="bold" style:font-size-complex="10pt" style:font-weight-complex="bold"/>
    </style:style>
    <style:style style:name="P26" style:family="paragraph" style:parent-style-name="Text_20_body">
      <style:text-properties fo:color="#1f497d" style:font-name="Calibri" fo:font-size="11pt" fo:font-weight="bold" style:font-size-asian="11pt" style:font-weight-asian="bold" style:font-size-complex="10pt" style:font-weight-complex="bold"/>
    </style:style>
    <style:style style:name="P27" style:family="paragraph" style:parent-style-name="Text_20_body">
      <style:text-properties fo:color="#1f497d" style:font-name="Calibri" fo:font-size="11pt" style:font-size-asian="11pt"/>
    </style:style>
    <style:style style:name="P28" style:family="paragraph" style:parent-style-name="Text_20_body">
      <style:text-properties fo:color="#000000" style:font-name="arial1" fo:font-size="9.5pt" style:font-size-asian="9.5pt"/>
    </style:style>
    <style:style style:name="P29" style:family="paragraph" style:parent-style-name="Text_20_body">
      <style:paragraph-properties fo:margin-top="0in" fo:margin-bottom="0in" loext:contextual-spacing="false"/>
    </style:style>
    <style:style style:name="P30" style:family="paragraph" style:parent-style-name="Text_20_body">
      <style:paragraph-properties fo:margin-top="0in" fo:margin-bottom="0in" loext:contextual-spacing="false"/>
      <style:text-properties fo:color="#1f497d"/>
    </style:style>
    <style:style style:name="P31" style:family="paragraph" style:parent-style-name="Text_20_body">
      <style:paragraph-properties fo:margin-top="0in" fo:margin-bottom="0in" loext:contextual-spacing="false"/>
      <style:text-properties fo:color="#1f497d" style:font-name="Calibri" fo:font-size="11pt" style:font-size-asian="11pt"/>
    </style:style>
    <style:style style:name="P32" style:family="paragraph" style:parent-style-name="Text_20_body">
      <style:paragraph-properties fo:margin-top="0in" fo:margin-bottom="0in" loext:contextual-spacing="false"/>
      <style:text-properties fo:color="#1f497d" style:font-name="Calibri" fo:font-size="11pt" fo:font-weight="bold" style:font-size-asian="11pt" style:font-weight-asian="bold" style:font-weight-complex="bold"/>
    </style:style>
    <style:style style:name="P33" style:family="paragraph" style:parent-style-name="Text_20_body">
      <style:paragraph-properties fo:margin-top="0in" fo:margin-bottom="0in" loext:contextual-spacing="false"/>
      <style:text-properties fo:font-size="10pt" fo:font-weight="bold" style:font-size-asian="10pt" style:font-weight-asian="bold" style:font-size-complex="10pt" style:font-weight-complex="bold"/>
    </style:style>
    <style:style style:name="P34" style:family="paragraph" style:parent-style-name="Text_20_body">
      <loext:graphic-properties draw:fill="solid" draw:fill-color="#ffffff" draw:opacity="100%"/>
      <style:paragraph-properties fo:margin-top="0in" fo:margin-bottom="0in" loext:contextual-spacing="false" fo:background-color="#ffffff"/>
    </style:style>
    <style:style style:name="P35" style:family="paragraph" style:parent-style-name="Text_20_body">
      <loext:graphic-properties draw:fill="solid" draw:fill-color="#ffffff" draw:opacity="100%"/>
      <style:paragraph-properties fo:margin-top="0in" fo:margin-bottom="0in" loext:contextual-spacing="false" fo:background-color="#ffffff"/>
      <style:text-properties fo:color="#000000" style:font-name="arial1" fo:font-size="9.5pt" style:font-size-asian="9.5pt"/>
    </style:style>
    <style:style style:name="P36" style:family="paragraph" style:parent-style-name="Text_20_body">
      <loext:graphic-properties draw:fill="solid" draw:fill-color="#ffffff" draw:opacity="100%"/>
      <style:paragraph-properties fo:margin-top="0in" fo:margin-bottom="0in" loext:contextual-spacing="false" fo:background-color="#ffffff"/>
      <style:text-properties fo:color="#000000" style:font-name="arial1" fo:font-size="9.5pt" fo:background-color="#e6dbff" style:font-size-asian="9.5pt"/>
    </style:style>
    <style:style style:name="P37" style:family="paragraph" style:parent-style-name="Preformatted_20_Text">
      <loext:graphic-properties draw:fill="solid" draw:fill-color="#d3d3d3" draw:opacity="100%"/>
      <style:paragraph-properties fo:margin-left="0.2083in" fo:margin-right="0in" fo:text-indent="0in" style:auto-text-indent="false" fo:background-color="#d3d3d3">
        <style:tab-stops/>
      </style:paragraph-properties>
      <style:text-properties fo:color="#000000"/>
    </style:style>
    <style:style style:name="P38" style:family="paragraph" style:parent-style-name="Preformatted_20_Text">
      <style:paragraph-properties fo:margin-left="0.2083in" fo:margin-right="0in" fo:text-indent="0in" style:auto-text-indent="false">
        <style:tab-stops/>
      </style:paragraph-properties>
    </style:style>
    <style:style style:name="P39" style:family="paragraph" style:parent-style-name="Preformatted_20_Text">
      <loext:graphic-properties draw:fill="solid" draw:fill-color="#d3d3d3" draw:opacity="100%"/>
      <style:paragraph-properties fo:margin-left="0.2083in" fo:margin-right="0in" fo:text-indent="0in" style:auto-text-indent="false" fo:background-color="#d3d3d3">
        <style:tab-stops/>
      </style:paragraph-properties>
    </style:style>
    <style:style style:name="P40" style:family="paragraph" style:parent-style-name="Preformatted_20_Text">
      <loext:graphic-properties draw:fill="solid" draw:fill-color="#d3d3d3" draw:opacity="100%"/>
      <style:paragraph-properties fo:margin-left="0.2083in" fo:margin-right="0in" fo:text-indent="0in" style:auto-text-indent="false" fo:background-color="#d3d3d3">
        <style:tab-stops/>
      </style:paragraph-properties>
      <style:text-properties fo:color="#ff0000"/>
    </style:style>
    <style:style style:name="P41" style:family="paragraph" style:parent-style-name="Preformatted_20_Text">
      <style:paragraph-properties fo:margin-left="0.2083in" fo:margin-right="0in" fo:text-indent="0in" style:auto-text-indent="false">
        <style:tab-stops/>
      </style:paragraph-properties>
      <style:text-properties fo:color="#1f497d" style:font-name="Calibri" fo:font-size="11pt" style:font-size-asian="11pt"/>
    </style:style>
    <style:style style:name="P42" style:family="paragraph" style:parent-style-name="Preformatted_20_Text">
      <style:paragraph-properties fo:margin-left="0.2083in" fo:margin-right="0in" fo:text-indent="0in" style:auto-text-indent="false">
        <style:tab-stops/>
      </style:paragraph-properties>
      <style:text-properties fo:color="#333333" style:font-name="arial" fo:font-size="9.5pt" fo:font-weight="bold" style:font-size-asian="9.5pt" style:font-weight-asian="bold" style:font-weight-complex="bold"/>
    </style:style>
    <style:style style:name="P43" style:family="paragraph" style:parent-style-name="Preformatted_20_Text">
      <loext:graphic-properties draw:fill="solid" draw:fill-color="#d3d3d3" draw:opacity="100%"/>
      <style:paragraph-properties fo:margin-left="0.2083in" fo:margin-right="0in" fo:margin-top="0in" fo:margin-bottom="0.1965in" loext:contextual-spacing="false" fo:text-indent="0in" style:auto-text-indent="false" fo:background-color="#d3d3d3">
        <style:tab-stops/>
      </style:paragraph-properties>
      <style:text-properties fo:color="#000000"/>
    </style:style>
    <style:style style:name="P44" style:family="paragraph" style:parent-style-name="Preformatted_20_Text">
      <style:paragraph-properties fo:margin-left="0.2083in" fo:margin-right="0in" fo:margin-top="0in" fo:margin-bottom="0.1965in" loext:contextual-spacing="false" fo:text-indent="0in" style:auto-text-indent="false">
        <style:tab-stops/>
      </style:paragraph-properties>
      <style:text-properties fo:color="#1f497d" style:font-name="Calibri" fo:font-size="16pt" style:font-size-asian="16pt" style:font-size-complex="16pt"/>
    </style:style>
    <style:style style:name="P45" style:family="paragraph" style:parent-style-name="Preformatted_20_Text">
      <style:paragraph-properties fo:margin-left="0.2083in" fo:margin-right="0in" fo:margin-top="0in" fo:margin-bottom="0.1965in" loext:contextual-spacing="false" fo:text-indent="0in" style:auto-text-indent="false">
        <style:tab-stops/>
      </style:paragraph-properties>
      <style:text-properties fo:font-size="16pt" style:font-size-asian="16pt" style:font-size-complex="16pt"/>
    </style:style>
    <style:style style:name="P46" style:family="paragraph" style:parent-style-name="Preformatted_20_Text">
      <style:paragraph-properties fo:margin-left="0.2083in" fo:margin-right="0in" fo:margin-top="0in" fo:margin-bottom="0.1965in" loext:contextual-spacing="false" fo:text-indent="0in" style:auto-text-indent="false">
        <style:tab-stops/>
      </style:paragraph-properties>
      <style:text-properties fo:color="#032f62" style:font-name="SFMono-Regular" fo:font-size="14pt" style:font-size-asian="14pt" style:font-size-complex="16pt"/>
    </style:style>
    <style:style style:name="P47" style:family="paragraph" style:parent-style-name="Preformatted_20_Text">
      <style:paragraph-properties fo:margin-left="0.2083in" fo:margin-right="0in" fo:margin-top="0in" fo:margin-bottom="0.1965in" loext:contextual-spacing="false" fo:text-indent="0in" style:auto-text-indent="false">
        <style:tab-stops/>
      </style:paragraph-properties>
      <style:text-properties fo:color="#032f62" style:font-name="SFMono-Regular" fo:font-size="13pt" style:font-size-asian="13pt" style:font-size-complex="13pt"/>
    </style:style>
    <style:style style:name="P48" style:family="paragraph" style:parent-style-name="Preformatted_20_Text">
      <style:paragraph-properties fo:margin-left="0.2083in" fo:margin-right="0in" fo:margin-top="0in" fo:margin-bottom="0.1965in" loext:contextual-spacing="false" fo:text-indent="0in" style:auto-text-indent="false">
        <style:tab-stops/>
      </style:paragraph-properties>
    </style:style>
    <style:style style:name="P49" style:family="paragraph" style:parent-style-name="Preformatted_20_Text">
      <style:paragraph-properties fo:margin-left="0.2083in" fo:margin-right="0in" fo:margin-top="0in" fo:margin-bottom="0.1965in" loext:contextual-spacing="false" fo:text-indent="0in" style:auto-text-indent="false">
        <style:tab-stops/>
      </style:paragraph-properties>
      <style:text-properties fo:color="#333333" style:font-name="SFMono-Regular" fo:font-size="14pt" fo:font-weight="bold" style:font-size-asian="14pt" style:font-weight-asian="bold" style:font-size-complex="16pt"/>
    </style:style>
    <style:style style:name="P50" style:family="paragraph" style:parent-style-name="Preformatted_20_Text">
      <style:paragraph-properties fo:margin-left="0.2083in" fo:margin-right="0in" fo:margin-top="0in" fo:margin-bottom="0.1965in" loext:contextual-spacing="false" fo:text-indent="0in" style:auto-text-indent="false">
        <style:tab-stops/>
      </style:paragraph-properties>
      <style:text-properties fo:color="#7a4707" style:font-name="SFMono-Regular" fo:font-size="14pt" style:font-size-asian="14pt" style:font-size-complex="16pt"/>
    </style:style>
    <style:style style:name="P51" style:family="paragraph" style:parent-style-name="Text_20_body">
      <style:paragraph-properties fo:margin-left="0.2083in" fo:margin-right="0in" fo:margin-top="0in" fo:margin-bottom="0.1965in" loext:contextual-spacing="false" fo:text-indent="0in" style:auto-text-indent="false">
        <style:tab-stops/>
      </style:paragraph-properties>
      <style:text-properties fo:color="#000000" style:font-name="arial1" fo:font-size="14pt" style:font-size-asian="14pt" style:font-size-complex="16pt"/>
    </style:style>
    <style:style style:name="P52" style:family="paragraph" style:parent-style-name="Text_20_body">
      <style:paragraph-properties fo:margin-left="0.2083in" fo:margin-right="0in" fo:text-indent="0in" style:auto-text-indent="false">
        <style:tab-stops/>
      </style:paragraph-properties>
    </style:style>
    <style:style style:name="P53" style:family="paragraph" style:parent-style-name="Text_20_body">
      <style:paragraph-properties fo:margin-left="0.2083in" fo:margin-right="0in" fo:text-indent="0in" style:auto-text-indent="false">
        <style:tab-stops/>
      </style:paragraph-properties>
      <style:text-properties fo:color="#1f497d" style:font-name="Calibri" fo:font-size="11pt" style:font-size-asian="11pt"/>
    </style:style>
    <style:style style:name="P54" style:family="paragraph" style:parent-style-name="Text_20_body">
      <style:paragraph-properties fo:margin-left="0.2083in" fo:margin-right="0in" fo:text-indent="0in" style:auto-text-indent="false">
        <style:tab-stops/>
      </style:paragraph-properties>
      <style:text-properties fo:color="#1f497d" style:font-name="Calibri" fo:font-size="16pt" style:font-size-asian="16pt" style:font-size-complex="16pt"/>
    </style:style>
    <style:style style:name="P55" style:family="paragraph" style:parent-style-name="Text_20_body">
      <style:paragraph-properties fo:margin-left="0.2083in" fo:margin-right="0in" fo:text-indent="0in" style:auto-text-indent="false">
        <style:tab-stops/>
      </style:paragraph-properties>
      <style:text-properties fo:font-weight="bold" style:font-weight-asian="bold" style:font-weight-complex="bold"/>
    </style:style>
    <style:style style:name="P56" style:family="paragraph" style:parent-style-name="Preformatted_20_Text">
      <loext:graphic-properties draw:fill="solid" draw:fill-color="#f5f5dc" draw:opacity="100%"/>
      <style:paragraph-properties fo:background-color="#f5f5dc" fo:padding="0.0555in" fo:border="0.26pt solid #800000" style:shadow="none"/>
      <style:text-properties fo:color="#7a4707"/>
    </style:style>
    <style:style style:name="P57" style:family="paragraph" style:parent-style-name="Preformatted_20_Text">
      <loext:graphic-properties draw:fill="solid" draw:fill-color="#f2f5f8" draw:opacity="100%"/>
      <style:paragraph-properties fo:background-color="#f2f5f8" fo:padding="0.0138in" fo:border="0.26pt solid #cccccc" style:shadow="none"/>
    </style:style>
    <style:style style:name="P58" style:family="paragraph" style:parent-style-name="Preformatted_20_Text">
      <loext:graphic-properties draw:fill="solid" draw:fill-color="#f2f5f8" draw:opacity="100%"/>
      <style:paragraph-properties fo:background-color="#f2f5f8" fo:padding="0.0138in" fo:border="0.26pt solid #cccccc" style:shadow="none"/>
      <style:text-properties fo:color="#7a4707"/>
    </style:style>
    <style:style style:name="P59" style:family="paragraph" style:parent-style-name="Text_20_body">
      <style:paragraph-properties fo:margin-left="0in" fo:margin-right="0in" fo:orphans="2" fo:widows="2" fo:text-indent="0in" style:auto-text-indent="false"/>
    </style:style>
    <style:style style:name="P60"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style>
    <style:style style:name="P61" style:family="paragraph" style:parent-style-name="Text_20_body">
      <style:paragraph-properties fo:margin-left="0in" fo:margin-right="0in" fo:orphans="2" fo:widows="2" fo:text-indent="0in" style:auto-text-indent="false"/>
      <style:text-properties officeooo:rsid="00238e83" officeooo:paragraph-rsid="00238e83"/>
    </style:style>
    <style:style style:name="P62" style:family="paragraph" style:parent-style-name="Text_20_body">
      <style:paragraph-properties fo:margin-left="0in" fo:margin-right="0in" fo:orphans="2" fo:widows="2" fo:text-indent="0in" style:auto-text-indent="false"/>
      <style:text-properties officeooo:rsid="0024d3ae" officeooo:paragraph-rsid="0024d3ae"/>
    </style:style>
    <style:style style:name="P63" style:family="paragraph" style:parent-style-name="Text_20_body">
      <style:paragraph-properties fo:margin-left="0in" fo:margin-right="0in" fo:orphans="2" fo:widows="2" fo:text-indent="0in" style:auto-text-indent="false"/>
      <style:text-properties style:text-underline-style="solid" style:text-underline-type="double" style:text-underline-width="auto" style:text-underline-color="font-color" officeooo:rsid="0024d3ae" officeooo:paragraph-rsid="0024d3ae"/>
    </style:style>
    <style:style style:name="P64"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65"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fo:font-style="normal" fo:font-weight="normal"/>
    </style:style>
    <style:style style:name="P66" style:family="paragraph" style:parent-style-name="Text_20_body">
      <style:paragraph-properties style:writing-mode="lr-tb"/>
      <style:text-properties fo:font-size="10pt" fo:font-weight="bold" style:font-size-asian="10pt" style:font-weight-asian="bold" style:font-size-complex="10pt" style:font-weight-complex="bold"/>
    </style:style>
    <style:style style:name="P67" style:family="paragraph" style:parent-style-name="Heading_20_2" style:master-page-name="MP0">
      <style:paragraph-properties style:page-number="auto" fo:break-before="page"/>
      <style:text-properties fo:font-variant="normal" fo:text-transform="none" fo:color="#24292e" style:font-name="apple-system" fo:font-size="10pt" fo:letter-spacing="normal" fo:font-style="normal" fo:font-weight="bold" officeooo:rsid="00372841" officeooo:paragraph-rsid="00372841" style:font-size-asian="10pt" style:font-size-complex="10pt"/>
    </style:style>
    <style:style style:name="P68" style:family="paragraph" style:parent-style-name="Text_20_body">
      <style:text-properties fo:font-size="10pt" style:font-size-asian="10pt"/>
    </style:style>
    <style:style style:name="P69" style:family="paragraph" style:parent-style-name="Text_20_body" style:list-style-name="L1">
      <style:paragraph-properties fo:margin-top="0in" fo:margin-bottom="0in" loext:contextual-spacing="false" fo:orphans="2" fo:widows="2"/>
      <style:text-properties fo:font-variant="normal" fo:text-transform="none" fo:color="#24292e" style:font-name="apple-system" fo:font-size="12pt" fo:letter-spacing="normal" fo:font-style="normal" fo:font-weight="normal"/>
    </style:style>
    <style:style style:name="P70" style:family="paragraph" style:parent-style-name="Text_20_body" style:list-style-name="L1">
      <style:paragraph-properties fo:margin-top="0.1665in" fo:margin-bottom="0.1665in" loext:contextual-spacing="false" fo:orphans="2" fo:widows="2"/>
      <style:text-properties fo:font-variant="normal" fo:text-transform="none" fo:color="#24292e" style:font-name="apple-system" fo:font-size="12pt" fo:letter-spacing="normal" fo:font-style="normal" fo:font-weight="normal"/>
    </style:style>
    <style:style style:name="P71" style:family="paragraph" style:parent-style-name="Text_20_body" style:list-style-name="L1">
      <style:paragraph-properties fo:margin-top="0.1665in" fo:margin-bottom="0.1665in" loext:contextual-spacing="false" fo:orphans="2" fo:widows="2"/>
    </style:style>
    <style:style style:name="P72" style:family="paragraph" style:parent-style-name="Standard">
      <style:text-properties fo:font-size="10pt" style:font-size-asian="10pt" style:font-size-complex="10pt"/>
    </style:style>
    <style:style style:name="P73" style:family="paragraph" style:parent-style-name="Standard">
      <style:text-properties fo:font-size="10pt" fo:font-weight="bold" style:font-size-asian="10pt" style:font-weight-asian="bold" style:font-size-complex="10pt" style:font-weight-complex="bold"/>
    </style:style>
    <style:style style:name="P74" style:family="paragraph" style:parent-style-name="Preformatted_20_Text" style:list-style-name="L1">
      <loext:graphic-properties draw:fill="solid" draw:fill-color="#f6f8fa" draw:opacity="100%"/>
      <style:paragraph-properties fo:margin-top="0in" fo:margin-bottom="0in" loext:contextual-spacing="false" fo:line-height="145%" fo:orphans="2" fo:widows="2" fo:background-color="#f6f8fa" fo:padding="0in" fo:border="none"/>
      <style:text-properties fo:font-variant="normal" fo:text-transform="none" fo:color="#24292e" style:font-name="SFMono-Regular1" fo:font-size="9.75pt" fo:letter-spacing="normal" fo:font-style="normal" fo:font-weight="normal"/>
    </style:style>
    <style:style style:name="P75" style:family="paragraph" style:parent-style-name="Preformatted_20_Text" style:list-style-name="L1">
      <loext:graphic-properties draw:fill="solid" draw:fill-color="#f6f8fa" draw:opacity="100%"/>
      <style:paragraph-properties fo:margin-top="0in" fo:margin-bottom="0in" loext:contextual-spacing="false" fo:line-height="145%" fo:orphans="2" fo:widows="2" fo:background-color="#f6f8fa" fo:padding="0in" fo:border="none"/>
      <style:text-properties fo:font-variant="normal" fo:text-transform="none" fo:color="#6a737d" style:font-name="SFMono-Regular1" fo:font-size="9.75pt" fo:letter-spacing="normal" fo:font-style="normal" fo:font-weight="normal"/>
    </style:style>
    <style:style style:name="P76" style:family="paragraph">
      <loext:graphic-properties draw:fill="none"/>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style="italic" style:font-size-asian="10pt" style:font-style-asian="italic" style:font-size-complex="10pt" style:font-style-complex="italic"/>
    </style:style>
    <style:style style:name="T4" style:family="text">
      <style:text-properties fo:color="#7a4707"/>
    </style:style>
    <style:style style:name="T5" style:family="text">
      <style:text-properties fo:color="#7a4707" fo:font-size="9.5pt" fo:background-color="#e6dbff" loext:char-shading-value="0" style:font-size-asian="9.5pt"/>
    </style:style>
    <style:style style:name="T6" style:family="text">
      <style:text-properties fo:color="#7a4707" style:font-name="arial1" fo:font-size="9.5pt" style:font-size-asian="9.5pt"/>
    </style:style>
    <style:style style:name="T7" style:family="text">
      <style:text-properties fo:color="#7a4707" style:font-name="arial1" fo:font-size="9.5pt" fo:background-color="#e6dbff" loext:char-shading-value="0" style:font-size-asian="9.5pt"/>
    </style:style>
    <style:style style:name="T8" style:family="text">
      <style:text-properties fo:color="#7a4707" style:font-name="arial" fo:font-size="9.5pt" fo:font-weight="bold" style:font-size-asian="9.5pt" style:font-weight-asian="bold" style:font-weight-complex="bold"/>
    </style:style>
    <style:style style:name="T9" style:family="text">
      <style:text-properties fo:color="#7a4707" style:font-name="Segoe UI" fo:font-size="11pt" style:font-size-asian="11pt"/>
    </style:style>
    <style:style style:name="T10" style:family="text">
      <style:text-properties fo:color="#1f497d" style:font-name="Calibri" fo:font-size="11pt" fo:font-weight="bold" style:font-size-asian="11pt" style:font-weight-asian="bold" style:font-size-complex="10pt" style:font-weight-complex="bold"/>
    </style:style>
    <style:style style:name="T11" style:family="text">
      <style:text-properties fo:color="#1f497d" style:font-name="Calibri" fo:font-size="11pt" fo:font-weight="bold" style:font-size-asian="11pt" style:font-weight-asian="bold" style:font-weight-complex="bold"/>
    </style:style>
    <style:style style:name="T12" style:family="text">
      <style:text-properties fo:color="#1f497d" style:font-name="Calibri" fo:font-size="11pt" style:font-size-asian="11pt"/>
    </style:style>
    <style:style style:name="T13" style:family="text">
      <style:text-properties fo:color="#1f497d" style:font-name="Calibri" fo:font-size="11pt" style:font-size-asian="11pt" style:font-size-complex="10pt" style:font-weight-complex="bold"/>
    </style:style>
    <style:style style:name="T14" style:family="text">
      <style:text-properties fo:color="#1f497d" style:font-name="Calibri" fo:font-size="16pt" style:font-size-asian="16pt" style:font-size-complex="16pt"/>
    </style:style>
    <style:style style:name="T15" style:family="text">
      <style:text-properties fo:color="#111111" style:font-name="Times New Roman1"/>
    </style:style>
    <style:style style:name="T16" style:family="text">
      <style:text-properties fo:color="#111111" style:font-name="Times New Roman1" fo:font-weight="bold" style:font-weight-asian="bold" style:font-size-complex="10pt" style:font-weight-complex="bold"/>
    </style:style>
    <style:style style:name="T17" style:family="text">
      <style:text-properties fo:color="#444444" style:font-name="Times New Roman1" fo:font-weight="bold" fo:background-color="#f9f8f8" loext:char-shading-value="0" style:font-weight-asian="bold" style:font-size-complex="10pt" style:font-weight-complex="bold"/>
    </style:style>
    <style:style style:name="T18" style:family="text">
      <style:text-properties fo:color="#444444" style:font-name="Times New Roman1" fo:background-color="#f9f8f8" loext:char-shading-value="0"/>
    </style:style>
    <style:style style:name="T19" style:family="text">
      <style:text-properties fo:color="#444444" style:font-name="monospace" fo:font-weight="bold" fo:background-color="#f9f8f8" loext:char-shading-value="0" style:font-weight-asian="bold" style:font-size-complex="10pt" style:font-weight-complex="bold"/>
    </style:style>
    <style:style style:name="T20" style:family="text">
      <style:text-properties fo:color="#444444" style:font-name="monospace" fo:background-color="#f9f8f8" loext:char-shading-value="0"/>
    </style:style>
    <style:style style:name="T21" style:family="text">
      <style:text-properties fo:color="#032f62" style:font-name="SFMono-Regular" fo:font-size="14pt" style:font-size-asian="14pt" style:font-size-complex="16pt"/>
    </style:style>
    <style:style style:name="T22" style:family="text">
      <style:text-properties fo:color="#000000"/>
    </style:style>
    <style:style style:name="T23" style:family="text">
      <style:text-properties fo:color="#000000" style:font-name="arial1" fo:font-size="9.5pt" style:font-size-asian="9.5pt"/>
    </style:style>
    <style:style style:name="T24" style:family="text">
      <style:text-properties fo:color="#000000" style:font-name="arial1" fo:font-size="9.5pt" fo:font-weight="bold" style:font-size-asian="9.5pt" style:font-weight-asian="bold" style:font-weight-complex="bold"/>
    </style:style>
    <style:style style:name="T25" style:family="text">
      <style:text-properties fo:color="#000000" style:font-name="arial1" fo:font-size="9.5pt" fo:background-color="#e6dbff" loext:char-shading-value="0" style:font-size-asian="9.5pt"/>
    </style:style>
    <style:style style:name="T26" style:family="text">
      <style:text-properties fo:color="#000000" style:font-name="arial1" fo:font-size="9.5pt" fo:font-style="normal" fo:background-color="#e6dbff" loext:char-shading-value="0" style:font-size-asian="9.5pt" style:font-style-asian="normal"/>
    </style:style>
    <style:style style:name="T27" style:family="text">
      <style:text-properties fo:color="#000000" style:font-name="arial1" fo:font-size="9.5pt" fo:font-style="normal" style:font-size-asian="9.5pt" style:font-style-asian="normal"/>
    </style:style>
    <style:style style:name="T28" style:family="text">
      <style:text-properties fo:color="#000000" fo:font-size="9.5pt" fo:font-weight="bold" style:font-size-asian="9.5pt" style:font-weight-asian="bold" style:font-weight-complex="bold"/>
    </style:style>
    <style:style style:name="T29" style:family="text">
      <style:text-properties fo:color="#58438b" style:font-name="arial1" fo:font-size="9.5pt" style:font-size-asian="9.5pt"/>
    </style:style>
    <style:style style:name="T30" style:family="text">
      <style:text-properties fo:color="#58438b" style:font-name="arial1" fo:font-size="9.5pt" fo:background-color="#e6dbff" loext:char-shading-value="0" style:font-size-asian="9.5pt"/>
    </style:style>
    <style:style style:name="T31" style:family="text">
      <style:text-properties fo:color="#58438b" style:font-name="arial1" fo:font-size="9.5pt" style:font-name-asian="Noto Sans CJK SC" style:font-size-asian="9.5pt" style:font-name-complex="Lohit Devanagari"/>
    </style:style>
    <style:style style:name="T32" style:family="text">
      <style:text-properties fo:color="#58438b" style:font-name="arial1" fo:font-size="9.5pt" fo:background-color="#ffffff" loext:char-shading-value="0" style:font-size-asian="9.5pt"/>
    </style:style>
    <style:style style:name="T33" style:family="text">
      <style:text-properties fo:color="#228b22" fo:font-weight="bold" style:font-weight-asian="bold"/>
    </style:style>
    <style:style style:name="T34" style:family="text">
      <style:text-properties fo:color="#0000ff" fo:font-weight="bold" style:font-weight-asian="bold"/>
    </style:style>
    <style:style style:name="T35" style:family="text">
      <style:text-properties fo:color="#bc8f8f" fo:font-weight="bold" style:font-weight-asian="bold"/>
    </style:style>
    <style:style style:name="T36" style:family="text">
      <style:text-properties fo:color="#5f9ea0" fo:font-weight="bold" style:font-weight-asian="bold"/>
    </style:style>
    <style:style style:name="T37" style:family="text">
      <style:text-properties fo:color="#a020f0" fo:font-weight="bold" style:font-weight-asian="bold"/>
    </style:style>
    <style:style style:name="T38" style:family="text">
      <style:text-properties fo:color="#b22222" fo:font-style="italic" style:font-style-asian="italic"/>
    </style:style>
    <style:style style:name="T39" style:family="text">
      <style:text-properties fo:font-weight="bold" style:font-weight-asian="bold" style:font-weight-complex="bold"/>
    </style:style>
    <style:style style:name="T40" style:family="text">
      <style:text-properties fo:font-weight="bold" style:font-weight-asian="bold" style:font-size-complex="10pt" style:font-weight-complex="bold"/>
    </style:style>
    <style:style style:name="T41" style:family="text">
      <style:text-properties fo:color="#333333" style:font-name="arial" fo:font-size="9.5pt" fo:font-weight="bold" style:font-size-asian="9.5pt" style:font-weight-asian="bold" style:font-weight-complex="bold"/>
    </style:style>
    <style:style style:name="T42" style:family="text">
      <style:text-properties style:font-name="Segoe UI" fo:font-size="11pt" style:font-size-asian="11pt"/>
    </style:style>
    <style:style style:name="T43" style:family="text">
      <style:text-properties style:font-name-asian="Times New Roman1"/>
    </style:style>
    <style:style style:name="T44" style:family="text">
      <style:text-properties fo:font-style="normal" fo:font-weight="normal"/>
    </style:style>
    <style:style style:name="T45" style:family="text">
      <style:text-properties fo:font-variant="normal" fo:text-transform="none" fo:color="#000000" style:font-name="Times New Roman" fo:font-size="14pt" fo:letter-spacing="normal" fo:font-style="normal" fo:font-weight="normal"/>
    </style:style>
    <style:style style:name="T46" style:family="text">
      <style:text-properties fo:font-variant="normal" fo:text-transform="none" style:font-name="Times New Roman" fo:font-size="14pt" fo:letter-spacing="normal" fo:font-style="normal" fo:font-weight="normal"/>
    </style:style>
    <style:style style:name="T47" style:family="text">
      <style:text-properties fo:font-variant="normal" fo:text-transform="none" fo:color="#24292e" style:font-name="apple-system" fo:font-size="12pt" fo:letter-spacing="normal" fo:font-style="normal" fo:font-weight="bold"/>
    </style:style>
    <style:style style:name="T48" style:family="text">
      <style:text-properties fo:font-variant="normal" fo:text-transform="none" fo:color="#24292e" style:font-name="apple-system" fo:font-size="12pt" fo:letter-spacing="normal" fo:font-style="normal" fo:font-weight="normal"/>
    </style:style>
    <style:style style:name="T49" style:family="text">
      <style:text-properties officeooo:rsid="0023a3ea"/>
    </style:style>
    <style:style style:name="T50" style:family="text">
      <style:text-properties officeooo:rsid="0025bef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039in" fo:border="5.75pt solid #000000"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0291in" fo:border="4.31pt solid #000000" style:writing-mode="lr-tb" draw:textarea-vertical-align="top"/>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solid" svg:stroke-width="0.0138in" svg:stroke-color="#3465a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2">CRAB troubleshoot</text:h>
      <text:list xml:id="list472813361" text:style-name="L1">
        <text:list-item>
          <text:p text:style-name="P69">Common failure reasons</text:p>
          <text:list>
            <text:list-item>
              <text:p text:style-name="P70">Jobs are failing due to memory excess.</text:p>
              <text:p text:style-name="P71"><text:span text:style-name="Strong_20_Emphasis"><text:span text:style-name="T47">Solution</text:span></text:span><text:span text:style-name="T48"> Resubmit jobs requiring more memory per job, e.g.:</text:span></text:p>
              <text:p text:style-name="P74">crab resubmit --maxmemory 4000 -d work-area/TASK_AREA</text:p>
            </text:list-item>
            <text:list-item>
              <text:p text:style-name="P70">Jobs are failing on some servers</text:p>
              <text:p text:style-name="P71"><text:span text:style-name="Strong_20_Emphasis"><text:span text:style-name="T47">Solution</text:span></text:span><text:span text:style-name="T48"> Resubmit jobs using black or white list, e.g.:</text:span></text:p>
              <text:p text:style-name="P74">crab resubmit --siteblacklist=T2_IT_Pisa -d work-area/TASK_AREA</text:p>
              <text:p text:style-name="P75"># OR</text:p>
              <text:p text:style-name="P74">crab resubmit --sitewhitelist=T2_IT_Pisa -d work-area/TASK_AREA</text:p>
            </text:list-item>
          </text:list>
        </text:list-item>
      </text:list>
      <text:p text:style-name="P3"/>
      <text:p text:style-name="P3"/>
      <text:p text:style-name="P1"/>
      <text:p text:style-name="Standard"><text:a xlink:type="simple" xlink:href="https://github.com/nsmith-/CMSDAS_EGamma/blob/master/exercise.ipynb" office:target-frame-name="_top" xlink:show="replace" text:style-name="Internet_20_link" text:visited-style-name="Visited_20_Internet_20_Link"><text:span text:style-name="Hyperlink">https://github.com/nsmith-/CMSDAS_EGamma/blob/master/exercise.ipynb</text:span></text:a></text:p>
      <text:p text:style-name="Standard"/>
      <text:p text:style-name="Standard"><text:a xlink:type="simple" xlink:href="https://twiki.cern.ch/twiki/bin/view/CMS/SWGuideCMSDataAnalysisSchoolJetMetAnalysis" office:target-frame-name="_top" xlink:show="replace" text:style-name="Internet_20_link" text:visited-style-name="Visited_20_Internet_20_Link"/></text:p>
      <text:p text:style-name="Standard"><text:a xlink:type="simple" xlink:href="https://twiki.cern.ch/twiki/bin/view/CMS/SWGuideCMSDataAnalysisSchoolJetMetAnalysis" office:target-frame-name="_top" xlink:show="replace" text:style-name="Internet_20_link" text:visited-style-name="Visited_20_Internet_20_Link"><text:span text:style-name="Default_20_Paragraph_20_Font"><text:span text:style-name="T1">https://twiki.cern.ch/twiki/bin/view/CMS/SWGuideCMSDataAnalysisSchoolJetMetAnalysis</text:span></text:span></text:a></text:p>
      <text:p text:style-name="P1"/>
      <text:p text:style-name="P1"/>
      <text:p text:style-name="P1"/>
      <text:p text:style-name="Standard"><text:a xlink:type="simple" xlink:href="https://twiki.cern.ch/twiki/bin/view/CMS/SWGuideCMSDataAnalysisSchoolPisa2019PPDExercise" office:target-frame-name="_top" xlink:show="replace" text:style-name="Internet_20_link" text:visited-style-name="Visited_20_Internet_20_Link"><text:span text:style-name="Default_20_Paragraph_20_Font"><text:span text:style-name="T1">https://twiki.cern.ch/twiki/bin/view/CMS/SWGuideCMSDataAnalysisSchoolPisa2019PPDExercise</text:span></text:span></text:a></text:p>
      <text:p text:style-name="P1"/>
      <text:p text:style-name="P1">For data and MC on SL6 or SL7 systems:</text:p>
      <text:p text:style-name="P1">ssh aalkadhi@lxplus.cern.ch</text:p>
      <text:p text:style-name="P1">cmsrel CMSSW_10_2_18</text:p>
      <text:p text:style-name="P1">cd CMSSW_10_2_18/src</text:p>
      <text:p text:style-name="P1">cmsenv</text:p>
      <text:p text:style-name="P1"/>
      <text:p text:style-name="P1">/afs/cern.ch/user/a/aalkadhi/scratch0/exercise02/</text:p>
      <text:p text:style-name="P1"/>
      <text:p text:style-name="P1"/>
      <text:p text:style-name="P1">_8_1_0/src/PhysicsTools/PatAlgos/test</text:p>
      <text:p text:style-name="P1"/>
      <text:p text:style-name="P1">(root) PEM passphrase: adunanane</text:p>
      <text:p text:style-name="P1"/>
      <text:p text:style-name="P1"/>
      <text:p text:style-name="P1">/home/ali/VirtualBox VMs/CMS-OpenData-1.5.1/Snapshots</text:p>
      <text:p text:style-name="P1">CMS-OpenData-1.5.1</text:p>
      <text:p text:style-name="P1"/>
      <text:p text:style-name="P1"/>
      <text:p text:style-name="P1">build the work area, go to your work directory (often ~/scratch1) and type</text:p>
      <text:p text:style-name="P1"/>
      <text:p text:style-name="P1">cmsrel CMSSW_9_2_3</text:p>
      <text:p text:style-name="P1"/>
      <text:p text:style-name="P1"><text:soft-page-break/>This is equivalent to the full command scramv1 project CMSSW CMSSW_9_2_3</text:p>
      <text:p text:style-name="P1"/>
      <text:p text:style-name="P1"/>
      <text:p text:style-name="P1"/>
      <text:p text:style-name="P1">CMSSW_8_1_0_pre10</text:p>
      <text:p text:style-name="P1"/>
      <text:p text:style-name="P1">use CMSSW_9_1_0</text:p>
      <text:p text:style-name="P1"/>
      <text:p text:style-name="P1"/>
      <text:p text:style-name="P2"/>
      <text:p text:style-name="P1">export SCRAM_ARCH=slc6_amd64_gcc530</text:p>
      <text:p text:style-name="P1">cmsrel CMSSW_9_2_10</text:p>
      <text:p text:style-name="P1">cd CMSSW_9_2_10/src/</text:p>
      <text:p text:style-name="P1">cmsenv</text:p>
      <text:p text:style-name="P1"/>
      <text:p text:style-name="P4">DIRECTORIES CMSSW on LXPLUS:</text:p>
      <text:p text:style-name="P4">CMSSW_9_1_0 : for analysis</text:p>
      <text:p text:style-name="P4">CMSSW_9_2_4 : testing things for now</text:p>
      <text:p text:style-name="P4"/>
      <text:p text:style-name="P4">FOR LXPLUS</text:p>
      <text:p text:style-name="P4">ssh lxplus.cern.ch</text:p>
      <text:p text:style-name="P4">cd ~/scratch0</text:p>
      <text:p text:style-name="P4">cmsrel CMSSW_5_3_7</text:p>
      <text:p text:style-name="P4">cd CMSSW_5_3_7/src</text:p>
      <text:p text:style-name="P4">cmsenv</text:p>
      <text:p text:style-name="P1"/>
      <text:p text:style-name="P4">source /afs/cern.ch/cms/LCG/LCG-2/UI/cms_ui_env.sh</text:p>
      <text:p text:style-name="P4"/>
      <text:p text:style-name="Standard"><text:span text:style-name="Default_20_Paragraph_20_Font"><text:span text:style-name="T2"><text:s/></text:span></text:span></text:p>
      <text:p text:style-name="P1"/>
      <text:p text:style-name="P1"/>
      <text:p text:style-name="P1"/>
      <text:p text:style-name="P1"/>
      <text:p text:style-name="P1">Successful running the examples on this page needs grid certificate, e.g.:</text:p>
      <text:p text:style-name="P1"/>
      <text:p text:style-name="P1"/>
      <text:p text:style-name="P1"/>
      <text:p text:style-name="P1">CMSSW_9_2_4/src/JetMETAnalysis/JetAnalyzers/test/run_JRA_cfg.py</text:p>
      <text:p text:style-name="P1"/>
      <text:p text:style-name="P1">&gt; source /afs/cern.ch/cms/LCG/LCG-2/UI/cms_ui_env.sh</text:p>
      <text:p text:style-name="P1"/>
      <text:p text:style-name="P1">&gt; glite-voms-proxy-init --voms cms</text:p>
      <text:p text:style-name="P1"/>
      <text:p text:style-name="P1"/>
      <text:p text:style-name="P1"><text:s/>Users intending to reproduce this exercise at the LPC should log into cmslpc-sl5 nodes and execute instead, on bash:</text:p>
      <text:p text:style-name="P1"/>
      <text:p text:style-name="P1">source /cvmfs/cms.cern.ch/cmsset_default.sh</text:p>
      <text:p text:style-name="P1">voms-proxy-init -voms cms</text:p>
      <text:p text:style-name="P1"/>
      <text:p text:style-name="P1"/>
      <text:p text:style-name="P1"/>
      <text:p text:style-name="P1">Each time you log in, open a terminal and execute:</text:p>
      <text:p text:style-name="P1">voms-proxy-init -voms cms -valid 192:00</text:p>
      <text:p text:style-name="P1"/>
      <text:p text:style-name="P1"/>
      <text:p text:style-name="P1"/>
      <text:p text:style-name="P1"/>
      <text:p text:style-name="P1"/>
      <text:p text:style-name="P1"><text:soft-page-break/></text:p>
      <text:p text:style-name="P1"/>
      <text:p text:style-name="P1">SCRAM:::: MAKE SURE SCRAM_ARCH IS THE RIGHT ONE</text:p>
      <text:p text:style-name="P1">SCRAM_ARCH=slc3_ia32_gcc323_dbg; export SCRAM_ARCH</text:p>
      <text:p text:style-name="P1"/>
      <text:p text:style-name="P1">export SCRAM_ARCH=slc6_amd64_gcc530</text:p>
      <text:p text:style-name="P1"/>
      <text:p text:style-name="P1">Normally "scram b" command stops its processing at first compile/build error. If you want to keep on running then add this command-line argument e.g. "scram b -k".</text:p>
      <text:p text:style-name="P1"/>
      <text:p text:style-name="P1">git cms-init</text:p>
      <text:p text:style-name="P1">GIT: <text:s/>git clone https://github.com/cms-jet/JetMETAnalysis.git <text:s text:c="11"/>(not git@github...)</text:p>
      <text:p text:style-name="P1"/>
      <text:p text:style-name="Standard"><text:span text:style-name="Default_20_Paragraph_20_Font"><text:span text:style-name="T1">git clone https://</text:span></text:span><text:span text:style-name="Default_20_Paragraph_20_Font"><text:span text:style-name="T4">github.com/cms-sw/genproductions.git Configuration/GenProduction/</text:span></text:span></text:p>
      <text:p text:style-name="P1"/>
      <text:p text:style-name="Preformatted_20_Text"><text:span text:style-name="Source_20_Text">git clone https://github.com/cms-jet/JetToolbox.git JMEAnalysis/JetToolbox -b jetToolbox_102X_v3</text:span></text:p>
      <text:p text:style-name="P1"/>
      <text:p text:style-name="P1"/>
      <text:p text:style-name="P1"/>
      <text:p text:style-name="P1">(the grid certificate is at ~/.globus on lxplus as well as my computer!)</text:p>
      <text:p text:style-name="P1"/>
      <text:p text:style-name="P1"/>
      <text:p text:style-name="P1"/>
      <text:p text:style-name="P1"/>
      <text:p text:style-name="P1"/>
      <text:p text:style-name="P1"/>
      <text:p text:style-name="P1"><text:s/>ONLY if not done previously, create your work area (do this only once per CMSSW version, not every login session):</text:p>
      <text:p text:style-name="P1"/>
      <text:p text:style-name="P1">cmsrel CMSSW_9_2_3</text:p>
      <text:p text:style-name="P1"/>
      <text:p text:style-name="P1">Set your runtime environment:</text:p>
      <text:p text:style-name="P1">cd CMSSW_9_2_3/src</text:p>
      <text:p text:style-name="P1">cmsenv</text:p>
      <text:p text:style-name="P1"/>
      <text:p text:style-name="P1"/>
      <text:p text:style-name="P1"/>
      <text:p text:style-name="P1"/>
      <text:p text:style-name="P1">EMAIL: ali.mohammed.al.kadhim@cern.ch <text:s/>AT <text:s text:c="3"/>https://mmm.cern.ch/owa/</text:p>
      <text:p text:style-name="P1"/>
      <text:p text:style-name="P1"/>
      <text:p text:style-name="P1"/>
      <text:p text:style-name="P1"/>
      <text:p text:style-name="P1">Method 1: While booting hold on shift and from the recovery menu drop to the root shell and run the following commands</text:p>
      <text:p text:style-name="P1"/>
      <text:p text:style-name="P1">chown -R root:root /usr/bin/sudo</text:p>
      <text:p text:style-name="P1"/>
      <text:p text:style-name="P1">mount -ro remount,rw /</text:p>
      <text:p text:style-name="P1"/>
      <text:p text:style-name="P1">mount -ro remount,ro /</text:p>
      <text:p text:style-name="P1"/>
      <text:p text:style-name="P1">basically we are changing the owner and remounting to fix this error.</text:p>
      <text:p text:style-name="P1"/>
      <text:p text:style-name="P1"/>
      <text:p text:style-name="P1"/>
      <text:p text:style-name="P1">root</text:p>
      <text:p text:style-name="P1">gSystem-&gt;Load("libFWCoreFWLite.so");</text:p>
      <text:p text:style-name="P1">FWLiteEnabler::enable();</text:p>
      <text:p text:style-name="P1"><text:soft-page-break/>gSystem-&gt;Load("libDataFormatsFWLite.so");</text:p>
      <text:p text:style-name="P1">gROOT-&gt;SetStyle ("Plain");</text:p>
      <text:p text:style-name="P1">gStyle-&gt;SetOptStat(111111);</text:p>
      <text:p text:style-name="P1"/>
      <text:p text:style-name="P4"/>
      <text:p text:style-name="P4">root -l slimMiniAOD_MC_MuEle.root;</text:p>
      <text:p text:style-name="P4">TBrowser b;</text:p>
      <text:p text:style-name="P4"/>
      <text:p text:style-name="P4"><text:s/>ISE EQUIVALENT TO</text:p>
      <text:p text:style-name="P4"/>
      <text:p text:style-name="P4">root -l</text:p>
      <text:p text:style-name="P4">TFile *theFile = TFile::Open("slimMiniAOD_MC_MuEle.root");</text:p>
      <text:p text:style-name="P4">TBrowser b;</text:p>
      <text:p text:style-name="P1"/>
      <text:p text:style-name="P1"/>
      <text:p text:style-name="P1"/>
      <text:p text:style-name="P1"/>
      <text:p text:style-name="P4">CMSDAS: FOLLOW PRE DAS EXCERCISES AT https://twiki.cern.ch/twiki/bin/view/CMS/SWGuideCMSDataAnalysisSchoolPreExerciseFirstSet</text:p>
      <text:p text:style-name="P1"/>
      <text:p text:style-name="Standard"><text:span text:style-name="Default_20_Paragraph_20_Font"><text:span text:style-name="T2">CMSDAS JetAnalysis</text:span></text:span><text:span text:style-name="Default_20_Paragraph_20_Font"><text:span text:style-name="T3"> </text:span></text:span><text:a xlink:type="simple" xlink:href="https://twiki.cern.ch/twiki/bin/view/CMS/SWGuideCMSDataAnalysisSchoolJetMetAnalysis" office:target-frame-name="_top" xlink:show="replace" text:style-name="Internet_20_link" text:visited-style-name="Visited_20_Internet_20_Link"><text:span text:style-name="Default_20_Paragraph_20_Font"><text:span text:style-name="T3">https://twiki.cern.ch/twiki/bin/view/CMS/SWGuideCMSDataAnalysisSchoolJetMetAnalysis</text:span></text:span></text:a></text:p>
      <text:p text:style-name="P5"/>
      <text:p text:style-name="P5"/>
      <text:p text:style-name="P5"/>
      <text:p text:style-name="P1">TFile *theFile = TFile::Open("root://cmseos.fnal.gov//store/user/cmsdas/2019/pre_exercises/CMSDataAnaSch_MiniAODZMM730pre1.root");</text:p>
      <text:p text:style-name="P1"/>
      <text:p text:style-name="P1">TBrowser b;</text:p>
      <text:p text:style-name="P1"/>
      <text:p text:style-name="P1"/>
      <text:p text:style-name="P1"/>
      <text:p text:style-name="P1"/>
      <text:p text:style-name="P1"/>
      <text:p text:style-name="P1"/>
      <text:p text:style-name="P1"/>
      <text:p text:style-name="P1"/>
      <text:p text:style-name="P1"/>
      <text:p text:style-name="P1">IP ECDSA host key for IP address '144.174.40.83' to the list of known hosts.</text:p>
      <text:p text:style-name="P1"/>
      <text:p text:style-name="P1"/>
      <text:p text:style-name="P1">cms07.hep.fsu.edu,128.186.110.217' (RSA) to the list of known hosts.</text:p>
      <text:p text:style-name="P1"/>
      <text:p text:style-name="P1"/>
      <text:p text:style-name="Text_20_body"><text:span text:style-name="Default_20_Paragraph_20_Font"><text:span text:style-name="T2">To find the size of your </text:span></text:span><text:a xlink:type="simple" xlink:href="https://twiki.cern.ch/twiki/bin/view/CMS/MiniAOD" office:target-frame-name="_top" xlink:show="replace" text:style-name="Internet_20_link" text:visited-style-name="Visited_20_Internet_20_Link"><text:span text:style-name="Default_20_Paragraph_20_Font"><text:span text:style-name="T2">MiniAOD</text:span></text:span></text:a><text:span text:style-name="Default_20_Paragraph_20_Font"><text:span text:style-name="T2"> execute following Linux command:</text:span></text:span></text:p>
      <text:p text:style-name="P7">ls -lh slimMiniAOD_MC_MuEle.root</text:p>
      <text:p text:style-name="P4"/>
      <text:p text:style-name="P4">FWLite (pronounced "framework-light") is basically a ROOT session with CMS data format libraries loaded.</text:p>
      <text:p text:style-name="P4"/>
      <text:p text:style-name="P16">git cms-addpkg PhysicsTools/FWLite</text:p>
      <text:p text:style-name="P16">scram b</text:p>
      <text:p text:style-name="P6">cmsenv <text:s text:c="3"/>(have to cmsenv again)</text:p>
      <text:p text:style-name="P4"/>
      <text:p text:style-name="P16">git cms-addpkg PhysicsTools/FWLite <text:s text:c="2"/>(IN /SRC)</text:p>
      <text:p text:style-name="P4"/>
      <text:p text:style-name="P4">git cms-addpkg PhysicsTools/PatUtils</text:p>
      <text:p text:style-name="P18"><text:soft-page-break/>addpkg PhysicsTools/PatUtils</text:p>
      <text:p text:style-name="P17">addpkg PhysicsTools/RecoUtils</text:p>
      <text:p text:style-name="P8">addpkg PhysicsTools/UtilAlgos</text:p>
      <text:p text:style-name="P4"/>
      <text:p text:style-name="P4">MAKE SURE YOUR SRC DIRECTORY IS EMPTY WHEN DOING THIS ..</text:p>
      <text:p text:style-name="P4">(ALL OF THIS IS DONE ON 10-2_18(</text:p>
      <text:p text:style-name="P4"/>
      <text:p text:style-name="P4"/>
      <text:p text:style-name="P4"/>
      <text:p text:style-name="P4">CRAB</text:p>
      <text:p text:style-name="P25">Now setup crab:</text:p>
      <text:p text:style-name="P6">source /cvmfs/cms.cern.ch/crab3/crab.sh #.csh for c-shells</text:p>
      <text:p text:style-name="P4">/afs/cern.ch/user/a/aalkadhi is where the CRAB stuff is</text:p>
      <text:p text:style-name="P4"/>
      <text:p text:style-name="P4"/>
      <text:p text:style-name="P4"/>
      <text:p text:style-name="P4"/>
      <text:p text:style-name="P25">We use the cmsDriver tool to generate our configuration file:</text:p>
      <text:p text:style-name="P6"/>
      <text:p text:style-name="Standard"><text:a xlink:type="simple" xlink:href="https://twiki.cern.ch/twiki/bin/view/CMS/SWGuideCMSDataAnalysisSchoolPreExerciseThirdSet" office:target-frame-name="_top" xlink:show="replace" text:style-name="Internet_20_link" text:visited-style-name="Visited_20_Internet_20_Link"><text:span text:style-name="Default_20_Paragraph_20_Font"><text:span text:style-name="T2">https://twiki.cern.ch/twiki/bin/view/CMS/SWGuideCMSDataAnalysisSchoolPreExerciseThirdSet</text:span></text:span></text:a></text:p>
      <text:p text:style-name="P4"/>
      <text:p text:style-name="P4"/>
      <text:p text:style-name="P4"/>
      <text:p text:style-name="P4">CMS open data: use Vbox 5.2.40</text:p>
      <text:p text:style-name="P4"/>
      <text:p text:style-name="P4"/>
      <text:p text:style-name="P4"/>
      <text:p text:style-name="P4"/>
      <text:p text:style-name="P4">In my lxplus 10_2_../src/ there is nanoAOD config file and there is AOD runing in /test</text:p>
      <text:p text:style-name="P4"/>
      <text:p text:style-name="P4"/>
      <text:p text:style-name="P4"/>
      <text:p text:style-name="P4">/afs/cern.ch/user/a/aalkadhi/CMSSW_10_2_18/src/jetToolbox_nano_mc.root</text:p>
      <text:p text:style-name="P4"/>
      <text:p text:style-name="Standard"><text:span text:style-name="Default_20_Paragraph_20_Font"><text:span text:style-name="T2">scp /CMSSW_10_2_18/src/jetToolbox_nano_mc.root </text:span></text:span><text:a xlink:type="simple" xlink:href="mailto:aalkadhi@lxplus.cern.ch" office:target-frame-name="_top" xlink:show="replace" text:style-name="Internet_20_link" text:visited-style-name="Visited_20_Internet_20_Link"><text:span text:style-name="Default_20_Paragraph_20_Font"><text:span text:style-name="T2">aalkadhi@lxplus.cern.ch</text:span></text:span></text:a><text:span text:style-name="Default_20_Paragraph_20_Font"><text:span text:style-name="T2">:/home/ali/Desktop</text:span></text:span></text:p>
      <text:p text:style-name="P4"/>
      <text:p text:style-name="P4"/>
      <text:p text:style-name="Preformatted_20_Text"><text:span text:style-name="Source_20_Text">scp /home/ali/Desktop/Research/Jets/ttjets.root aalkadhim@clnxhc.hep.fsu.edu:/Jets</text:span></text:p>
      <text:p text:style-name="P4"/>
      <text:p text:style-name="P4"/>
      <text:p text:style-name="Standard"><text:span text:style-name="Default_20_Paragraph_20_Font"><text:span text:style-name="T2">scp -r /afs/cern.ch/user/a/aalkadhi/.globus </text:span></text:span><text:a xlink:type="simple" xlink:href="mailto:aalkadhim@cms07.hep.fsu.edu" office:target-frame-name="_top" xlink:show="replace" text:style-name="Internet_20_link" text:visited-style-name="Visited_20_Internet_20_Link"><text:span text:style-name="Default_20_Paragraph_20_Font"><text:span text:style-name="T10">aalkadhim@cms07.hep.fsu.edu</text:span></text:span></text:a><text:span text:style-name="Default_20_Paragraph_20_Font"><text:span text:style-name="T13">:/storage/5/home/aalkadhim/.globus</text:span></text:span></text:p>
      <text:p text:style-name="P4"/>
      <text:p text:style-name="Preformatted_20_Text"><text:span text:style-name="Source_20_Text">scp <text:s/></text:span><text:a xlink:type="simple" xlink:href="mailto:aalkadhi@lxplus.cern.ch" office:target-frame-name="_top" xlink:show="replace" text:style-name="Internet_20_link" text:visited-style-name="Visited_20_Internet_20_Link"><text:span text:style-name="Source_20_Text">aalkadhi@lxplus.cern.ch</text:span></text:a><text:span text:style-name="Source_20_Text">:/afs/cern.ch/user/a/aalkadhi/CMSSW_10_2_18/src/jetToolbox_longTest.root /home/ali/Desktop</text:span></text:p>
      <text:p text:style-name="P4"/>
      <text:p text:style-name="Preformatted_20_Text"><text:span text:style-name="Source_20_Text">scp <text:s/></text:span><text:a xlink:type="simple" xlink:href="mailto:aalkadhi@lxplus.cern.ch" office:target-frame-name="_top" xlink:show="replace" text:style-name="Internet_20_link" text:visited-style-name="Visited_20_Internet_20_Link"><text:span text:style-name="Source_20_Text">aalkadhi@lxplus.cern.ch</text:span></text:a><text:span text:style-name="Source_20_Text">:/afs/cern.ch/user/a/aalkadhi/PREFIRING/CMSSW_9_4_9/test2.root /home/ali/Desktop/Research/RESOURCES_AND_PAPERS/prefiring</text:span></text:p>
      <text:p text:style-name="P16"/>
      <text:p text:style-name="P16"/>
      <text:p text:style-name="Preformatted_20_Text"><text:span text:style-name="Source_20_Text">scp <text:s/>-avr </text:span><text:a xlink:type="simple" xlink:href="mailto:aalkadhi@lxplus.cern.ch" office:target-frame-name="_top" xlink:show="replace" text:style-name="Internet_20_link" text:visited-style-name="Visited_20_Internet_20_Link"><text:span text:style-name="Source_20_Text">aalkadhi@lxplus.cern.ch</text:span></text:a><text:span text:style-name="Source_20_Text">:/afs/cern.ch/user/a/aalkadhi/.globus .</text:span></text:p>
      <text:p text:style-name="P4"/>
      <text:p text:style-name="P4"/>
      <text:p text:style-name="P4"><text:soft-page-break/></text:p>
      <text:p text:style-name="P4"/>
      <text:p text:style-name="P4"/>
      <text:p text:style-name="Standard"><text:a xlink:type="simple" xlink:href="http://charma.uprm.edu/twiki/bin/view/CMSPublic/WorkBookExercisesCMSDataAnalysisSchool" office:target-frame-name="_top" xlink:show="replace" text:style-name="Internet_20_link" text:visited-style-name="Visited_20_Internet_20_Link"><text:span text:style-name="Default_20_Paragraph_20_Font"><text:span text:style-name="T2">http://charma.uprm.edu/twiki/bin/view/CMSPublic/WorkBookExercisesCMSDataAnalysisSchool</text:span></text:span></text:a></text:p>
      <text:p text:style-name="P4"/>
      <text:p text:style-name="P4"/>
      <text:p text:style-name="P4"/>
      <text:p text:style-name="P4">/afs/cern.ch/user/a/aalkadhi/CMSSW_9_2_4/src/JetMETAnalysis/JetAnalyzers/test/run_JRA_cfg.py</text:p>
      <text:p text:style-name="P4"/>
      <text:p text:style-name="P4"/>
      <text:p text:style-name="P4"/>
      <text:p text:style-name="P4">pn my ubuntu run:</text:p>
      <text:p text:style-name="P4"/>
      <text:p text:style-name="Standard"><text:span text:style-name="Default_20_Paragraph_20_Font"><text:span text:style-name="T2">scp </text:span></text:span><text:a xlink:type="simple" xlink:href="mailto:aalkadhi@lxplus.cern.ch" office:target-frame-name="_top" xlink:show="replace" text:style-name="Internet_20_link" text:visited-style-name="Visited_20_Internet_20_Link"><text:span text:style-name="Default_20_Paragraph_20_Font"><text:span text:style-name="T2">aalkadhi@lxplus.cern.ch</text:span></text:span></text:a><text:span text:style-name="Default_20_Paragraph_20_Font"><text:span text:style-name="T2">:/afs/cern.ch/user/a/aalkadhi/CMSSW_9_4_12/src/Analysis/JMEDAS/notebooks/files/ttjets.root </text:span></text:span><text:span text:style-name="Source_20_Text">/home/ali/Desktop/Research/Jets</text:span></text:p>
      <text:p text:style-name="P4"/>
      <text:p text:style-name="P4"/>
      <text:p text:style-name="Standard"><text:span text:style-name="Source_20_Text">USE 9_4_12/JMEDAS !</text:span></text:p>
      <text:p text:style-name="P4"/>
      <text:p text:style-name="P4"/>
      <text:p text:style-name="Standard"><text:span text:style-name="Source_20_Text">scp </text:span><text:a xlink:type="simple" xlink:href="mailto:aalkadhi@lxplus.cern.ch" office:target-frame-name="_top" xlink:show="replace" text:style-name="Internet_20_link" text:visited-style-name="Visited_20_Internet_20_Link"><text:span text:style-name="Source_20_Text">aalkadhi@lxplus.cern.ch</text:span></text:a><text:span text:style-name="Source_20_Text">:/afs/cern.ch/user/a/aalkadhi/CMSSW_9_4_12/src/Analysis/JMEDAS/notebooks/files/qcd_300to470_200k.root /home/ali/Desktop/Research/Jets</text:span></text:p>
      <text:p text:style-name="P4"/>
      <text:p text:style-name="P4"/>
      <text:p text:style-name="Preformatted_20_Text"><text:span text:style-name="Source_20_Text">python $CMSSW_BASE/src/Analysis/JMEDAS/scripts/jmedas_make_histograms.py –files=$CMSSW_BASE/src/Analysis/JMEDAS/data/MiniAODs/RunIIFall17MiniAODv2/QCD_Pt_300to470.txt --outname=$CMSSW_BASE/src/Analysis/JMEDAS/notebooks/files/qcd_300to470.root --maxevents=200000 --maxjets=2</text:span></text:p>
      <text:p text:style-name="P25"/>
      <text:p text:style-name="P25"/>
      <text:p text:style-name="P25"/>
      <text:p text:style-name="P25"/>
      <text:p text:style-name="P25"/>
      <text:p text:style-name="P25"/>
      <text:p text:style-name="P25"/>
      <text:p text:style-name="P68"><text:span text:style-name="T40">LOCAL CLUSTER <text:s text:c="3"/>(/storage/5/home/aalkadhim)</text:span></text:p>
      <text:p text:style-name="P30"> </text:p>
      <text:p text:style-name="P31">For working in the HEP cluster, you may log into any</text:p>
      <text:p text:style-name="P31">HEP workstation console on the 5th floor of Keen or</text:p>
      <text:p text:style-name="P31">remotely by ssh:</text:p>
      <text:p text:style-name="P29"><text:span text:style-name="Default_20_Paragraph_20_Font"><text:span text:style-name="T12">(  ssh aalkadhim@lnxhc.hep.fsu.edu  ) or ( </text:span></text:span><text:span text:style-name="Default_20_Paragraph_20_Font"><text:span text:style-name="T11">ssh </text:span></text:span><text:a xlink:type="simple" xlink:href="mailto:aalkadhim@cms07.hep.fsu.edu" office:target-frame-name="_top" xlink:show="replace" text:style-name="Internet_20_link" text:visited-style-name="Visited_20_Internet_20_Link"><text:span text:style-name="Default_20_Paragraph_20_Font">aalkadhim@cms07.hep.fsu.edu</text:span></text:a><text:span text:style-name="Default_20_Paragraph_20_Font"><text:span text:style-name="T12">)</text:span></text:span></text:p>
      <text:p text:style-name="P31"/>
      <text:p text:style-name="P32">AS SOON as I log in,</text:p>
      <text:p text:style-name="P33"/>
      <text:p text:style-name="P33">ls -la /cvmfs/cms.cern.ch/</text:p>
      <text:p text:style-name="P66">source /cvmfs/cms.cern.ch/cmsset_default.sh</text:p>
      <text:p text:style-name="P25"><text:soft-page-break/>( ssh -XY t3)</text:p>
      <text:p text:style-name="P33">ls -la /cvmfs/cms.cern.ch/</text:p>
      <text:p text:style-name="P25">source /cvmfs/cms.cern.ch/cmsset_default.sh</text:p>
      <text:p text:style-name="Text_20_body"><text:span text:style-name="Default_20_Paragraph_20_Font"><text:span text:style-name="T2">to go to public: </text:span></text:span><text:span text:style-name="Default_20_Paragraph_20_Font"><text:span text:style-name="T13">ssh aalkadhim@lnxhc.hep.fsu.edu  , <text:s text:c="2"/>cd ../../PUBLIC/ali</text:span></text:span></text:p>
      <text:p text:style-name="P26"/>
      <text:p text:style-name="P26">You can run "scram list CMSSW" to get the list of available versions.</text:p>
      <text:p text:style-name="P26"/>
      <text:p text:style-name="P26"/>
      <text:p text:style-name="P26"/>
      <text:p text:style-name="P26">5/28</text:p>
      <text:p text:style-name="P26">on lxplus: /afs/cern.ch/user/a/aalkadhi/miniAODs/CMSSW_8_0_3_patch1/src</text:p>
      <text:p text:style-name="Text_20_body"><text:span text:style-name="Default_20_Paragraph_20_Font"><text:span text:style-name="T13">ssh </text:span></text:span><text:a xlink:type="simple" xlink:href="mailto:aalkadhi@lxplus.cern.ch" office:target-frame-name="_top" xlink:show="replace" text:style-name="Internet_20_link" text:visited-style-name="Visited_20_Internet_20_Link"><text:span text:style-name="Default_20_Paragraph_20_Font"><text:span text:style-name="T2">aalkadhi@lxplus.cern.ch</text:span></text:span></text:a></text:p>
      <text:p text:style-name="P26">export SCRAM_ARCH=slc7_amd64_gcc630 ( or <text:s/>slc7_amd64_gcc530)</text:p>
      <text:p text:style-name="P26">cmsrel CMSSW_9_2_4</text:p>
      <text:p text:style-name="P26"/>
      <text:p text:style-name="P26">mkedanlzr MiniAnalyzer</text:p>
      <text:p text:style-name="Text_20_body"><text:span text:style-name="Default_20_Paragraph_20_Font"><text:span text:style-name="T10">(emacs: C-x C-s to save, C-x C-c to exit, </text:span></text:span><text:span text:style-name="Default_20_Paragraph_20_Font"><text:span text:style-name="T12">undo: C-x u, </text:span></text:span><text:span text:style-name="Default_20_Paragraph_20_Font"><text:span text:style-name="T10">redo: after undo, C-g and then C-x u</text:span></text:span></text:p>
      <text:p text:style-name="Text_20_body"><text:line-break/>SELECT ALL: <text:span text:style-name="Default_20_Paragraph_20_Font"><text:span text:style-name="T12">C-X h.</text:span></text:span></text:p>
      <text:p text:style-name="Text_20_body"><text:span text:style-name="Default_20_Paragraph_20_Font"><text:span text:style-name="T16">Copy text after setting mark: </text:span></text:span><text:span text:style-name="Source_20_Text"><text:span text:style-name="T17">‘</text:span></text:span><text:span text:style-name="Source_20_Text"><text:span text:style-name="T19">C-Insert’</text:span></text:span><text:span text:style-name="Default_20_Paragraph_20_Font"><text:span text:style-name="T16">, </text:span></text:span><text:span text:style-name="Source_20_Text"><text:span text:style-name="T17">‘</text:span></text:span><text:span text:style-name="Source_20_Text"><text:span text:style-name="T19">M-w’</text:span></text:span></text:p>
      <text:p text:style-name="Text_20_body"><text:span text:style-name="Default_20_Paragraph_20_Font"><text:span text:style-name="T15">Cut text after setting mark: </text:span></text:span><text:span text:style-name="Source_20_Text"><text:span text:style-name="T18">‘</text:span></text:span><text:span text:style-name="Source_20_Text"><text:span text:style-name="T20">C-w’</text:span></text:span><text:span text:style-name="Default_20_Paragraph_20_Font"><text:span text:style-name="T15">, </text:span></text:span><text:span text:style-name="Source_20_Text"><text:span text:style-name="T18">‘</text:span></text:span><text:span text:style-name="Source_20_Text"><text:span text:style-name="T20">S-DEL’</text:span></text:span></text:p>
      <text:p text:style-name="Text_20_body"><text:span text:style-name="Default_20_Paragraph_20_Font"><text:span text:style-name="T15">Paste (“yank”) text: </text:span></text:span><text:span text:style-name="Source_20_Text"><text:span text:style-name="T18">‘</text:span></text:span><text:span text:style-name="Source_20_Text"><text:span text:style-name="T20">C-y’</text:span></text:span><text:span text:style-name="Default_20_Paragraph_20_Font"><text:span text:style-name="T15">, </text:span></text:span><text:span text:style-name="Source_20_Text"><text:span text:style-name="T18">‘</text:span></text:span><text:span text:style-name="Source_20_Text"><text:span text:style-name="T20">S-Insert’</text:span></text:span></text:p>
      <text:p text:style-name="P26"/>
      <text:p text:style-name="Text_20_body"><text:span text:style-name="Default_20_Paragraph_20_Font"><text:span text:style-name="T10">I can just do COPY: alt(right)-w, PASTE: C-y)</text:span></text:span></text:p>
      <text:p text:style-name="P26"/>
      <text:p text:style-name="P26">edm</text:p>
      <text:p text:style-name="P27">edmDumpEventContent --all --regex slimmedMuons root://cmsxrootd.fnal.gov//store/user/cmsdas/2017/pre_exercises/0EE14BA8-41BB-E611-AD2F-0CC47A4D760A.root</text:p>
      <text:p text:style-name="P27"/>
      <text:p text:style-name="P27"/>
      <text:p text:style-name="P27">to analyze a root file</text:p>
      <text:p text:style-name="P27"><text:soft-page-break/>root -l</text:p>
      <text:p text:style-name="P19">gSystem-&gt;Load("libFWCoreFWLite.so");</text:p>
      <text:p text:style-name="P37">AutoLibraryLoader::enable();</text:p>
      <text:p text:style-name="P37">gSystem-&gt;Load("libDataFormatsFWLite.so");</text:p>
      <text:p text:style-name="P37">gROOT-&gt;SetStyle ("Plain");</text:p>
      <text:p text:style-name="P37">gStyle-&gt;SetOptStat(111111);</text:p>
      <text:p text:style-name="P37">TBrowser b;</text:p>
      <text:p text:style-name="P39"/>
      <text:p text:style-name="P40">If you are using lxplus:</text:p>
      <text:p text:style-name="P37">TFile::Open("/afs/cern.ch/user/b/benwu/public/CMSDAS/CMSDataAnaSch_MiniAODZMM730pre1.root");</text:p>
      <text:p text:style-name="P39"/>
      <text:p text:style-name="P40">If you are at the LPC:</text:p>
      <text:p text:style-name="P37">TFile *theFile = TFile::Open("root://cmsxrootd-site.fnal.gov///store/user/cmsdas/2016/PRE_EXERCISES/CMSDataAnaSch_MiniAODZMM730pre1.root");</text:p>
      <text:p text:style-name="P39"/>
      <text:p text:style-name="P40">If you are at the UPRM:</text:p>
      <text:p text:style-name="P37">TFile *theFile = TFile::Open("/mnt/hadoop/data/store/user/cmsdas/2016/PRE_EXERCISES/CMSDataAnaSch_MiniAODZMM730pre1.root");</text:p>
      <text:p text:style-name="P39"/>
      <text:p text:style-name="P40">If you are using KNUT2:</text:p>
      <text:p text:style-name="P43">TFile::Open("/cmsdas/data/pre_exercises/Exe1/CMSDataAnaSch_MiniAODZMM730pre1.root");</text:p>
      <text:p text:style-name="P52"><text:line-break/><text:span text:style-name="Default_20_Paragraph_20_Font"><text:span text:style-name="T12">.q to exit</text:span></text:span></text:p>
      <text:p text:style-name="P53"/>
      <text:p text:style-name="P41">git cms-addpkg PhysicsTools/FWLite</text:p>
      <text:p text:style-name="P52"><text:line-break/></text:p>
      <text:p text:style-name="P53"/>
      <text:p text:style-name="P53"/>
      <text:p text:style-name="P53">export SCRAM_ARCH=slc7_amd64_gcc700</text:p>
      <text:p text:style-name="P53">cmsrel CMSSW_10_6_0</text:p>
      <text:p text:style-name="P53"/>
      <text:p text:style-name="P53"/>
      <text:p text:style-name="P52"><text:a xlink:type="simple" xlink:href="https://twiki.cern.ch/twiki/bin/view/CMSPublic/WorkBookChapter7" office:target-frame-name="_top" xlink:show="replace" text:style-name="Internet_20_link" text:visited-style-name="Visited_20_Internet_20_Link"><text:span text:style-name="Default_20_Paragraph_20_Font"><text:span text:style-name="T14">https://twiki.cern.ch/twiki/bin/view/CMSPublic/WorkBookChapter7</text:span></text:span></text:a></text:p>
      <text:p text:style-name="P54"/>
      <text:p text:style-name="P54"/>
      <text:p text:style-name="P52"><text:soft-page-break/><text:span text:style-name="Default_20_Paragraph_20_Font"><text:span text:style-name="T14">CMSSW_10_2_10 :: production architecture:: slc6_amd64_gcc700</text:span></text:span></text:p>
      <text:p text:style-name="P54"/>
      <text:p text:style-name="P54"/>
      <text:p text:style-name="P52"><text:span text:style-name="Default_20_Paragraph_20_Font"><text:span text:style-name="T14">emacs to select all: C-6 at the beginning of the line.</text:span></text:span></text:p>
      <text:p text:style-name="P52"><text:span text:style-name="Default_20_Paragraph_20_Font"><text:span text:style-name="T14">Then alt-shift-Tsour</text:span></text:span></text:p>
      <text:p text:style-name="P54"/>
      <text:p text:style-name="P54"/>
      <text:p text:style-name="P54"/>
      <text:p text:style-name="P44">cmsDriver.py MinBias_13TeV_pythia8_TuneCUETP8M1_cfi <text:s/>--conditions auto:run2_mc -n 10 --era Run2_2016 --eventcontent FEVTDEBUG --relval 100000,300 -s GEN,SIM --datatier GEN-SIM --beamspot Realistic50ns13TeVCollision --fileout file:step1.root --no_exec –python_filename</text:p>
      <text:p text:style-name="P44"/>
      <text:p text:style-name="P45"/>
      <text:p text:style-name="P46">/store/mc/PhaseIITDRSpring19MiniAOD/Ttbar_14TeV_TuneCP5_Pythia8/MINIAODSIM/PU200_106X_upgrade2023_realistic_v3_ext1-v3/60000/E73765BC-F41D-6349-9394-2858D7CF81E1.root</text:p>
      <text:p text:style-name="P48"><text:a xlink:type="simple" xlink:href="http://charma.uprm.edu/twiki/bin/view/CMSPublic/SWGuideAboutPythonConfigFile" office:target-frame-name="_top" xlink:show="replace" text:style-name="Internet_20_link" text:visited-style-name="Visited_20_Internet_20_Link"><text:span text:style-name="Default_20_Paragraph_20_Font"><text:span text:style-name="T21">http://charma.uprm.edu/twiki/bin/view/CMSPublic/SWGuideAboutPythonConfigFile</text:span></text:span></text:a></text:p>
      <text:p text:style-name="P46"/>
      <text:p text:style-name="P49">ssh hypernews.cern.ch</text:p>
      <text:p text:style-name="P46"/>
      <text:p text:style-name="P46"/>
      <text:p text:style-name="P46"><text:soft-page-break/></text:p>
      <text:p text:style-name="P46"/>
      <text:p text:style-name="P46"/>
      <text:p text:style-name="P46"/>
      <text:p text:style-name="P47">EDM TOOLS</text:p>
      <text:p text:style-name="P46">edmDumpEventContent /afs/cern.ch/cms/Tutorials/TWIKI_DATA/TTJets_8TeV_53X.root</text:p>
      <text:p text:style-name="P50">edmDumpEventContent [options] templates.root</text:p>
      <text:p text:style-name="P50">edmDumpEventContent --all --regex recoMuon --regex caloJet relvalZmumu_300_pre10.root</text:p>
      <text:p text:style-name="P51">Prints out all the tracked parameters which were used to create this file.</text:p>
      <text:p text:style-name="P9">usage: edmProvDump [options] &lt;root-file&gt;</text:p>
      <text:p text:style-name="Text_20_body"><text:line-break/></text:p>
      <text:p text:style-name="P46"/>
      <text:p text:style-name="P46">why is iguana not working? CmsShow (Fireworks) also not working</text:p>
      <text:p text:style-name="P46"/>
      <text:p text:style-name="P46"/>
      <text:p text:style-name="P46"/>
      <text:p text:style-name="P46">EXAMPLE CONFIG FILE TO GET (COPY) DATA</text:p>
      <text:p text:style-name="P48"><draw:frame draw:style-name="fr1" draw:name="Shape1" text:anchor-type="paragraph" svg:x="-0.4752in" svg:y="-0.0673in" svg:width="8.0201in" style:rel-width="scale" svg:height="5.0618in" style:rel-height="scale" draw:z-index="5"><draw:text-box><text:p text:style-name="Normal">import FWCore.ParameterSet.Config as cms</text:p><text:p text:style-name="Normal"/><text:p text:style-name="Normal"># Give the process a name</text:p><text:p text:style-name="Normal">process = cms.Process("PickEvent")</text:p><text:p text:style-name="Normal"/><text:p text:style-name="Normal"># Tell the process which files to use as the source</text:p><text:p text:style-name="Normal">process.source = cms.Source ("PoolSource",</text:p><text:p text:style-name="Normal"><text:s text:c="10"/>fileNames = cms.untracked.vstring ("/store/relval/CMSSW_5_3_15/RelValPyquen_ZeemumuJets_pt10_2760GeV/DQM/PU_STARTHI53V10A_TEST_feb14-v3/00000/FE0AF9FB-C196-E311-8678-0025904CF75A.root")</text:p><text:p text:style-name="Normal">)</text:p><text:p text:style-name="Normal"/><text:p text:style-name="Normal"># tell the process to only run over 100 events (-1 would mean run over</text:p><text:p text:style-name="Normal"># <text:s/>everything</text:p><text:p text:style-name="Normal">process.maxEvents = cms.untracked.PSet(</text:p><text:p text:style-name="Normal"><text:s text:c="12"/>input = cms.untracked.int32 (100)</text:p><text:p text:style-name="Normal"/><text:p text:style-name="Normal">)</text:p><text:p text:style-name="Normal"/><text:p text:style-name="Normal"># Tell the process what filename to use to save the output</text:p><text:p text:style-name="Normal">process.Out = cms.OutputModule("PoolOutputModule",</text:p><text:p text:style-name="Normal"><text:s text:c="9"/>fileName = cms.untracked.string ("MyOutputFile.root")</text:p><text:p text:style-name="Normal">)</text:p><text:p text:style-name="Normal"/><text:p text:style-name="Normal"># make sure everything is hooked up</text:p><text:p text:style-name="Normal">process.end = cms.EndPath(process.Out)</text:p></draw:text-box></draw:frame><text:span text:style-name="Default_20_Paragraph_20_Font"><text:span text:style-name="T21"/></text:span></text:p>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0"><text:soft-page-break/>BELOW IS A COPYPICKMERGE.PY FILE</text:p>
      <text:p text:style-name="P48"><draw:frame draw:style-name="fr2" draw:name="Shape2" text:anchor-type="paragraph" svg:x="-0.2035in" svg:y="-0.0819in" svg:width="7.789in" style:rel-width="scale" svg:height="8.1091in" style:rel-height="scale" draw:z-index="6"><draw:text-box><text:p text:style-name="Normal"><text:s/></text:p><text:p text:style-name="Normal">import FWCore.ParameterSet.Config as cms</text:p><text:p text:style-name="Normal">from FWCore.ParameterSet.VarParsing import VarParsing</text:p><text:p text:style-name="Normal"/><text:p text:style-name="Normal">options = VarParsing ('analysis')</text:p><text:p text:style-name="Normal"/><text:p text:style-name="Normal"># add a list of strings for events to process</text:p><text:p text:style-name="Normal">options.register ('eventsToProcess',</text:p><text:p text:style-name="Normal"><text:tab/><text:tab/><text:tab/><text:tab/> <text:s/>'',</text:p><text:p text:style-name="Normal"><text:tab/><text:tab/><text:tab/><text:tab/> <text:s/>VarParsing.multiplicity.list,</text:p><text:p text:style-name="Normal"><text:tab/><text:tab/><text:tab/><text:tab/> <text:s/>VarParsing.varType.string,</text:p><text:p text:style-name="Normal"><text:tab/><text:tab/><text:tab/><text:tab/> <text:s/>"Events to process")</text:p><text:p text:style-name="Normal">options.register ('maxSize',</text:p><text:p text:style-name="Normal"><text:tab/><text:tab/><text:tab/><text:tab/> <text:s/>0,</text:p><text:p text:style-name="Normal"><text:tab/><text:tab/><text:tab/><text:tab/> <text:s/>VarParsing.multiplicity.singleton,</text:p><text:p text:style-name="Normal"><text:tab/><text:tab/><text:tab/><text:tab/> <text:s/>VarParsing.varType.int,</text:p><text:p text:style-name="Normal"><text:tab/><text:tab/><text:tab/><text:tab/> <text:s/>"Maximum (suggested) file size (in Kb)")</text:p><text:p text:style-name="Normal">options.parseArguments()</text:p><text:p text:style-name="Normal"/><text:p text:style-name="Normal">process = cms.Process("PickEvent")</text:p><text:p text:style-name="Normal">process.source = cms.Source ("PoolSource",</text:p><text:p text:style-name="Normal"><text:tab/> <text:s/>fileNames = cms.untracked.vstring (options.inputFiles),</text:p><text:p text:style-name="Normal">)</text:p><text:p text:style-name="Normal"/><text:p text:style-name="Normal">if options.eventsToProcess:</text:p><text:p text:style-name="Normal"><text:s text:c="4"/>process.source.eventsToProcess = \</text:p><text:p text:style-name="Normal"><text:s text:c="11"/>cms.untracked.VEventRange (options.eventsToProcess)</text:p><text:p text:style-name="Normal"/><text:p text:style-name="Normal"/><text:p text:style-name="Normal">process.maxEvents = cms.untracked.PSet(</text:p><text:p text:style-name="Normal"><text:tab/> <text:s text:c="3"/>input = cms.untracked.int32 (options.maxEvents)</text:p><text:p text:style-name="Normal">)</text:p><text:p text:style-name="Normal"/><text:p text:style-name="Normal"/><text:p text:style-name="Normal">process.Out = cms.OutputModule("PoolOutputModule",</text:p><text:p text:style-name="Normal"><text:s text:c="8"/>fileName = cms.untracked.string (options.outputFile)</text:p><text:p text:style-name="Normal">)</text:p><text:p text:style-name="Normal"/><text:p text:style-name="Normal">if options.maxSize:</text:p><text:p text:style-name="Normal"><text:s text:c="4"/>process.Out.maxSize = cms.untracked.int32 (options.maxSize)</text:p><text:p text:style-name="Normal"/><text:p text:style-name="Normal">process.end = cms.EndPath(process.Out)</text:p></draw:text-box></draw:frame><text:span text:style-name="Default_20_Paragraph_20_Font"><text:span text:style-name="T21"/></text:span></text:p>
      <text:p text:style-name="P46"/>
      <text:p text:style-name="P46"/>
      <text:p text:style-name="P46"/>
      <text:p text:style-name="P46"/>
      <text:p text:style-name="P46"/>
      <text:p text:style-name="P46"/>
      <text:p text:style-name="P46"/>
      <text:p text:style-name="P46"/>
      <text:p text:style-name="P10">BELOW IS COPYPICKMERGE.py</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6"><text:span text:style-name="Default_20_Paragraph_20_Font"><text:span text:style-name="T21">THEN WE DO THE FOLLOWING (FOR EX):<text:line-break/></text:span></text:span><text:span text:style-name="Default_20_Paragraph_20_Font"><text:span text:style-name="T4">cmsRun copyPickMerge_cfg.py inputFiles=/store/relval/CMSSW_5_3_15/RelValPyquen_ZeemumuJets_pt10_2760GeV/DQM/PU_STARTHI53V10A_TEST_feb14-v3/00000/FE0AF9FB-C196-E311-8678-0025904CF75A.root outputFile=MyOutputFile.root maxEvents=100</text:span></text:span></text:p>
      <text:p text:style-name="Text_20_body"><text:line-break/>OR</text:p>
      <text:p text:style-name="P20">inputFiles=/store/relval/CMSSW_5_3_15/RelValPyquen_ZeemumuJets_pt10_2760GeV/DQM/PU_STAR</text:p>
      <text:p text:style-name="P20">THI53V10A_TEST_feb14-v3/00000/FE0AF9FB-C196-E311-8678-0025904CF75A.root \ <text:s/>outputFile=MyOutputFile.root \</text:p>
      <text:p text:style-name="P9"><text:s text:c="2"/>maxEvents=100</text:p>
      <text:p text:style-name="Text_20_body"><draw:connector text:anchor-type="paragraph" draw:z-index="2" draw:name="Shape3" draw:style-name="gr1" draw:text-style-name="P76" draw:type="line" svg:x1="-0.1921in" svg:y1="0.4862in" svg:x2="7.4957in" svg:y2="0.4862in" svg:d="M-489 1235h19528" svg:viewBox="0 0 19530 2"><text:p/></draw:connector><text:line-break/></text:p>
      <text:p text:style-name="Text_20_body"/>
      <text:p text:style-name="P34"><text:span text:style-name="Default_20_Paragraph_20_Font"><text:span text:style-name="T23">Let us illustrate the access to </text:span></text:span><text:a xlink:type="simple" xlink:href="https://twiki.cern.ch/twiki/bin/view/CMSPublic/EDM" office:target-frame-name="_top" xlink:show="replace" text:style-name="Internet_20_link" text:visited-style-name="Visited_20_Internet_20_Link"><text:span text:style-name="Default_20_Paragraph_20_Font"><text:span text:style-name="T29">EDM</text:span></text:span></text:a><text:span text:style-name="Default_20_Paragraph_20_Font"><text:span text:style-name="T23"> collections in FWLite with an example. But before we begin, the following lines </text:span></text:span><text:span text:style-name="Default_20_Paragraph_20_Font"><text:span text:style-name="T24">need to be executed from within ROOT</text:span></text:span></text:p>
      <text:p text:style-name="P56">{</text:p>
      <text:p text:style-name="P56"><text:s text:c="3"/>gSystem-&gt;Load("libFWCoreFWLite.so");</text:p>
      <text:p text:style-name="P56"><text:s text:c="3"/>FWLiteEnabler::enable();</text:p>
      <text:p text:style-name="P56"><text:s text:c="3"/>gSystem-&gt;Load("libDataFormatsFWLite.so");</text:p>
      <text:p text:style-name="P56"><text:s text:c="3"/>gSystem-&gt;Load("libDataFormatsPatCandidates.so");</text:p>
      <text:p text:style-name="P13">}</text:p>
      <text:p text:style-name="Text_20_body"/>
      <text:p text:style-name="P35">Here's a sketch of a macro that loops over events, and in each event retrieves an ED object:</text:p>
      <text:p text:style-name="P57"><text:span text:style-name="Default_20_Paragraph_20_Font"><text:span text:style-name="T33">void</text:span></text:span><text:span text:style-name="Default_20_Paragraph_20_Font"><text:span text:style-name="T4"> </text:span></text:span><text:span text:style-name="Default_20_Paragraph_20_Font"><text:span text:style-name="T34">print_data</text:span></text:span><text:span text:style-name="Default_20_Paragraph_20_Font"><text:span text:style-name="T4">()</text:span></text:span></text:p>
      <text:p text:style-name="P58">{</text:p>
      <text:p text:style-name="P57"><text:span text:style-name="Default_20_Paragraph_20_Font"><text:span text:style-name="T4"><text:s text:c="3"/>#include </text:span></text:span><text:span text:style-name="Default_20_Paragraph_20_Font"><text:span text:style-name="T35">"DataFormats/FWLite/interface/Handle.h"</text:span></text:span></text:p>
      <text:p text:style-name="P57"><text:span text:style-name="Default_20_Paragraph_20_Font"><text:span text:style-name="T4"><text:s text:c="3"/>TFile file(</text:span></text:span><text:span text:style-name="Default_20_Paragraph_20_Font"><text:span text:style-name="T35">"MYCOPY.root"</text:span></text:span><text:span text:style-name="Default_20_Paragraph_20_Font"><text:span text:style-name="T4">);</text:span></text:span></text:p>
      <text:p text:style-name="P57"/>
      <text:p text:style-name="P57"><text:span text:style-name="Default_20_Paragraph_20_Font"><text:span text:style-name="T4"><text:s text:c="3"/></text:span></text:span><text:span text:style-name="Default_20_Paragraph_20_Font"><text:span text:style-name="T36">fwlite</text:span></text:span><text:span text:style-name="Default_20_Paragraph_20_Font"><text:span text:style-name="T4">::Event ev(&amp;file);</text:span></text:span></text:p>
      <text:p text:style-name="P57"/>
      <text:p text:style-name="P57"><text:span text:style-name="Default_20_Paragraph_20_Font"><text:span text:style-name="T4"><text:s text:c="3"/></text:span></text:span><text:span text:style-name="Default_20_Paragraph_20_Font"><text:span text:style-name="T37">for</text:span></text:span><text:span text:style-name="Default_20_Paragraph_20_Font"><text:span text:style-name="T4">( ev.toBegin(); ! ev.atEnd(); ++ev) {</text:span></text:span></text:p>
      <text:p text:style-name="P57"><text:span text:style-name="Default_20_Paragraph_20_Font"><text:span text:style-name="T4"><text:s text:c="7"/></text:span></text:span><text:span text:style-name="Default_20_Paragraph_20_Font"><text:span text:style-name="T36">fwlite</text:span></text:span><text:span text:style-name="Default_20_Paragraph_20_Font"><text:span text:style-name="T4">::Handle&lt;std::vector&lt;...&gt; &gt; objs;</text:span></text:span></text:p>
      <text:p text:style-name="P57"><text:span text:style-name="Default_20_Paragraph_20_Font"><text:span text:style-name="T4"><text:s text:c="7"/>objs.getByLabel(ev,</text:span></text:span><text:span text:style-name="Default_20_Paragraph_20_Font"><text:span text:style-name="T35">"...."</text:span></text:span><text:span text:style-name="Default_20_Paragraph_20_Font"><text:span text:style-name="T4">);</text:span></text:span></text:p>
      <text:p text:style-name="P57"><text:span text:style-name="Default_20_Paragraph_20_Font"><text:span text:style-name="T4"><text:s text:c="7"/></text:span></text:span><text:span text:style-name="Default_20_Paragraph_20_Font"><text:span text:style-name="T38">// now can access data</text:span></text:span></text:p>
      <text:p text:style-name="P57"><text:span text:style-name="Default_20_Paragraph_20_Font"><text:span text:style-name="T4"><text:s text:c="7"/></text:span></text:span><text:span text:style-name="Default_20_Paragraph_20_Font"><text:span text:style-name="T36">std</text:span></text:span><text:span text:style-name="Default_20_Paragraph_20_Font"><text:span text:style-name="T4">::cout &lt;&lt;</text:span></text:span><text:span text:style-name="Default_20_Paragraph_20_Font"><text:span text:style-name="T35">" size "</text:span></text:span><text:span text:style-name="Default_20_Paragraph_20_Font"><text:span text:style-name="T4">&lt;&lt;objs.ptr()-&gt;size()&lt;&lt;std::endl;</text:span></text:span></text:p>
      <text:p text:style-name="P58"><text:s text:c="7"/>...</text:p>
      <text:p text:style-name="P58"><text:s text:c="3"/>}</text:p>
      <text:p text:style-name="P14">}</text:p>
      <text:p text:style-name="Text_20_body"><text:soft-page-break/><text:line-break/><text:span text:style-name="Default_20_Paragraph_20_Font"><text:span text:style-name="T23">If you save the above macro in a file called print_data.C, you can load it and execute it from the interactive ROOT session with</text:span></text:span></text:p>
      <text:p text:style-name="P56">root[] .L print_data.C</text:p>
      <text:p text:style-name="P13">print_data()</text:p>
      <text:p text:style-name="P35">or simply</text:p>
      <text:p text:style-name="P13">.x print_data.C</text:p>
      <text:p text:style-name="Text_20_body"/>
      <text:p text:style-name="P35"/>
      <text:p text:style-name="P35">Basically, the EDM::Event is the data type to get the event, and then we have to initiate EDM::Handle to get the Handle which is the datatype to get the objects in each event.</text:p>
      <text:p text:style-name="P35"/>
      <text:p text:style-name="P34"><text:span text:style-name="Default_20_Paragraph_20_Font"><text:span text:style-name="T23">You should view FWLite as a way to access bare ROOT input files of the EDM, with the capability to read and recognise CMSSW </text:span></text:span><text:a xlink:type="simple" xlink:href="http://cmssw.cvs.cern.ch/cgi-bin/cmssw.cgi/CMSSW/DataFormats/" office:target-frame-name="_top" xlink:show="replace" text:style-name="Internet_20_link" text:visited-style-name="Visited_20_Internet_20_Link">DataFormats</text:a><text:span text:style-name="Default_20_Paragraph_20_Font"><text:span text:style-name="T30"><draw:frame draw:style-name="fr3" draw:name="Image1" text:anchor-type="as-char" svg:y="0in" svg:width="0.1354in" style:rel-width="scale" svg:height="0.1252in" style:rel-height="scale" draw:z-index="0"><draw:image xlink:href="Pictures/100002000000000D0000000C4297083AF203DD92.gif" xlink:type="simple" xlink:show="embed" xlink:actuate="onLoad" loext:mime-type="image/gif"/></draw:frame></text:span></text:span></text:p>
      <text:p text:style-name="P36"/>
      <text:p text:style-name="P34"><text:span text:style-name="Default_20_Paragraph_20_Font"><text:span text:style-name="T25">check your quota typing </text:span></text:span><text:span text:style-name="Source_20_Text"><text:span text:style-name="T5">fs lq</text:span></text:span></text:p>
      <text:p text:style-name="P34"/>
      <text:p text:style-name="P34"/>
      <text:p text:style-name="P34"/>
      <text:p text:style-name="P34"><text:span text:style-name="Source_20_Text"><text:span text:style-name="T25">Checkout the </text:span></text:span><text:a xlink:type="simple" xlink:href="http://cmssw.cvs.cern.ch/cgi-bin/cmssw.cgi/CMSSW/CMS.PhysicsTools/FWLite/" office:target-frame-name="_top" xlink:show="replace" text:style-name="Internet_20_link" text:visited-style-name="Visited_20_Internet_20_Link"><text:span text:style-name="Source_20_Text">FWLite</text:span></text:a><text:span text:style-name="Source_20_Text"><text:span text:style-name="T31"><draw:frame draw:style-name="fr3" draw:name="Image2" text:anchor-type="as-char" svg:y="0in" svg:width="0.1354in" style:rel-width="scale" svg:height="0.1252in" style:rel-height="scale" draw:z-index="1"><draw:image xlink:href="Pictures/100002000000000D0000000C4297083AF203DD92.gif" xlink:type="simple" xlink:show="embed" xlink:actuate="onLoad" loext:mime-type="image/gif"/></draw:frame></text:span></text:span><text:span text:style-name="Source_20_Text"><text:span text:style-name="T25"> package, which contains the examples that will be discussed in the following to be able to inspect them in your favourite editor. You can use the </text:span></text:span><text:span text:style-name="Emphasis"><text:span text:style-name="T26">addpkg</text:span></text:span><text:span text:style-name="Source_20_Text"><text:span text:style-name="T25"> command, which will automatically pick up the proper </text:span></text:span><text:span text:style-name="Emphasis"><text:span text:style-name="T26">cvs</text:span></text:span><text:span text:style-name="Source_20_Text"><text:span text:style-name="T25"> tag from the release.</text:span></text:span></text:p>
      <text:p text:style-name="P13">git cms-addpkg PhysicsTools/FWLite</text:p>
      <text:p text:style-name="Text_20_body"><text:line-break/><text:span text:style-name="Source_20_Text"><text:span text:style-name="T25">You can correct your GitHub user name via:</text:span></text:span></text:p>
      <text:p text:style-name="Text_20_body"/>
      <text:p text:style-name="Text_20_body"><text:span text:style-name="Source_20_Text"><text:span text:style-name="T25"><text:s text:c="4"/>git config --global user.github &lt;your github username&gt;</text:span></text:span></text:p>
      <text:p text:style-name="Text_20_body"/>
      <text:p text:style-name="Text_20_body"/>
      <text:p text:style-name="Text_20_body"/>
      <text:p text:style-name="Text_20_body"><text:span text:style-name="Source_20_Text"><text:span text:style-name="T25">There you can find the corresponding </text:span></text:span><text:a xlink:type="simple" xlink:href="http://cmssw.cvs.cern.ch/cgi-bin/cmssw.cgi/CMSSW/PhysicsTools/FWLite/bin/BuildFile.xml?revision=1.4&amp;view=markup" office:target-frame-name="_top" xlink:show="replace" text:style-name="Internet_20_link" text:visited-style-name="Visited_20_Internet_20_Link"><text:span text:style-name="Source_20_Text">BuildFile.xml</text:span></text:a><text:span text:style-name="Source_20_Text"><text:span text:style-name="T31"><draw:frame draw:style-name="fr3" draw:name="Image3" text:anchor-type="as-char" svg:y="0in" svg:width="0.1354in" style:rel-width="scale" svg:height="0.1252in" style:rel-height="scale" draw:z-index="3"><draw:image xlink:href="Pictures/100002000000000D0000000C4297083AF203DD92.gif" xlink:type="simple" xlink:show="embed" xlink:actuate="onLoad" loext:mime-type="image/gif"/></draw:frame></text:span></text:span><text:span text:style-name="Source_20_Text"><text:span text:style-name="T25"> and within this file the following lines:</text:span></text:span></text:p>
      <text:p text:style-name="P57"><text:span text:style-name="Default_20_Paragraph_20_Font"><text:span text:style-name="T4">&lt;use <text:s text:c="2"/>name=</text:span></text:span><text:span text:style-name="Default_20_Paragraph_20_Font"><text:span text:style-name="T35">"root"</text:span></text:span><text:span text:style-name="Default_20_Paragraph_20_Font"><text:span text:style-name="T4">/&gt;</text:span></text:span></text:p>
      <text:p text:style-name="P57"><text:span text:style-name="Default_20_Paragraph_20_Font"><text:span text:style-name="T4">&lt;use <text:s text:c="2"/>name=</text:span></text:span><text:span text:style-name="Default_20_Paragraph_20_Font"><text:span text:style-name="T35">"boost"</text:span></text:span><text:span text:style-name="Default_20_Paragraph_20_Font"><text:span text:style-name="T4">/&gt;</text:span></text:span></text:p>
      <text:p text:style-name="P57"><text:span text:style-name="Default_20_Paragraph_20_Font"><text:span text:style-name="T4">&lt;use <text:s text:c="2"/>name=</text:span></text:span><text:span text:style-name="Default_20_Paragraph_20_Font"><text:span text:style-name="T35">"rootcintex"</text:span></text:span><text:span text:style-name="Default_20_Paragraph_20_Font"><text:span text:style-name="T4">/&gt;</text:span></text:span></text:p>
      <text:p text:style-name="P57"><text:span text:style-name="Default_20_Paragraph_20_Font"><text:span text:style-name="T4">&lt;use <text:s text:c="2"/>name=</text:span></text:span><text:span text:style-name="Default_20_Paragraph_20_Font"><text:span text:style-name="T35">"FWCore/FWLite"</text:span></text:span><text:span text:style-name="Default_20_Paragraph_20_Font"><text:span text:style-name="T4">/&gt;</text:span></text:span></text:p>
      <text:p text:style-name="P57"><text:span text:style-name="Default_20_Paragraph_20_Font"><text:span text:style-name="T4">&lt;use <text:s text:c="2"/>name=</text:span></text:span><text:span text:style-name="Default_20_Paragraph_20_Font"><text:span text:style-name="T35">"DataFormats/FWLite"</text:span></text:span><text:span text:style-name="Default_20_Paragraph_20_Font"><text:span text:style-name="T4">/&gt;</text:span></text:span></text:p>
      <text:p text:style-name="P57"><text:span text:style-name="Default_20_Paragraph_20_Font"><text:span text:style-name="T4">&lt;use <text:s text:c="2"/>name=</text:span></text:span><text:span text:style-name="Default_20_Paragraph_20_Font"><text:span text:style-name="T35">"DataFormats/Luminosity"</text:span></text:span><text:span text:style-name="Default_20_Paragraph_20_Font"><text:span text:style-name="T4">/&gt;</text:span></text:span></text:p>
      <text:p text:style-name="P57"><text:span text:style-name="Default_20_Paragraph_20_Font"><text:span text:style-name="T4">&lt;use <text:s text:c="2"/>name=</text:span></text:span><text:span text:style-name="Default_20_Paragraph_20_Font"><text:span text:style-name="T35">"FWCore/PythonParameterSet"</text:span></text:span><text:span text:style-name="Default_20_Paragraph_20_Font"><text:span text:style-name="T4">/&gt;</text:span></text:span></text:p>
      <text:p text:style-name="P57"><text:span text:style-name="Default_20_Paragraph_20_Font"><text:span text:style-name="T4">&lt;use <text:s text:c="2"/>name=</text:span></text:span><text:span text:style-name="Default_20_Paragraph_20_Font"><text:span text:style-name="T35">"CommonTools/Utils"</text:span></text:span><text:span text:style-name="Default_20_Paragraph_20_Font"><text:span text:style-name="T4">/&gt;</text:span></text:span></text:p>
      <text:p text:style-name="P57"><text:soft-page-break/><text:span text:style-name="Default_20_Paragraph_20_Font"><text:span text:style-name="T4">&lt;use <text:s text:c="2"/>name=</text:span></text:span><text:span text:style-name="Default_20_Paragraph_20_Font"><text:span text:style-name="T35">"PhysicsTools/FWLite"</text:span></text:span><text:span text:style-name="Default_20_Paragraph_20_Font"><text:span text:style-name="T4">/&gt;</text:span></text:span></text:p>
      <text:p text:style-name="P57"><text:span text:style-name="Default_20_Paragraph_20_Font"><text:span text:style-name="T4">&lt;use <text:s text:c="2"/>name=</text:span></text:span><text:span text:style-name="Default_20_Paragraph_20_Font"><text:span text:style-name="T35">"PhysicsTools/Utilities"</text:span></text:span><text:span text:style-name="Default_20_Paragraph_20_Font"><text:span text:style-name="T4">/&gt;</text:span></text:span></text:p>
      <text:p text:style-name="P57"><text:span text:style-name="Default_20_Paragraph_20_Font"><text:span text:style-name="T4">&lt;use <text:s text:c="2"/>name=</text:span></text:span><text:span text:style-name="Default_20_Paragraph_20_Font"><text:span text:style-name="T35">"PhysicsTools/SelectorUtils"</text:span></text:span><text:span text:style-name="Default_20_Paragraph_20_Font"><text:span text:style-name="T4">/&gt;</text:span></text:span></text:p>
      <text:p text:style-name="P58">&lt;environment&gt;</text:p>
      <text:p text:style-name="P57"><text:span text:style-name="Default_20_Paragraph_20_Font"><text:span text:style-name="T4"><text:s text:c="2"/>&lt;bin <text:s text:c="2"/>file=</text:span></text:span><text:span text:style-name="Default_20_Paragraph_20_Font"><text:span text:style-name="T35">"FWLiteLumiAccess.cc"</text:span></text:span><text:span text:style-name="Default_20_Paragraph_20_Font"><text:span text:style-name="T4">&gt;&lt;/bin&gt;</text:span></text:span></text:p>
      <text:p text:style-name="P57"><text:span text:style-name="Default_20_Paragraph_20_Font"><text:span text:style-name="T4"><text:s text:c="2"/>&lt;bin <text:s text:c="2"/>file=</text:span></text:span><text:span text:style-name="Default_20_Paragraph_20_Font"><text:span text:style-name="T35">"FWLiteHistograms.cc"</text:span></text:span><text:span text:style-name="Default_20_Paragraph_20_Font"><text:span text:style-name="T4">&gt;&lt;/bin&gt;</text:span></text:span></text:p>
      <text:p text:style-name="P57"><text:span text:style-name="Default_20_Paragraph_20_Font"><text:span text:style-name="T4"><text:s text:c="2"/>&lt;bin <text:s text:c="2"/>file=</text:span></text:span><text:span text:style-name="Default_20_Paragraph_20_Font"><text:span text:style-name="T35">"FWLiteWithPythonConfig.cc"</text:span></text:span><text:span text:style-name="Default_20_Paragraph_20_Font"><text:span text:style-name="T4">&gt;&lt;/bin&gt;</text:span></text:span></text:p>
      <text:p text:style-name="P57"><text:span text:style-name="Default_20_Paragraph_20_Font"><text:span text:style-name="T4"><text:s text:c="2"/>&lt;bin <text:s text:c="2"/>file=</text:span></text:span><text:span text:style-name="Default_20_Paragraph_20_Font"><text:span text:style-name="T35">"FWLiteWithSelectorUtils.cc"</text:span></text:span><text:span text:style-name="Default_20_Paragraph_20_Font"><text:span text:style-name="T4">&gt;&lt;/bin&gt;</text:span></text:span></text:p>
      <text:p text:style-name="P14">&lt;/environment&gt;</text:p>
      <text:p text:style-name="Text_20_body"><text:line-break/><text:span text:style-name="Default_20_Paragraph_20_Font"><text:span text:style-name="T23">As you can see the </text:span></text:span><text:span text:style-name="Emphasis"><text:span text:style-name="T27">BuildFile.xml</text:span></text:span><text:span text:style-name="Default_20_Paragraph_20_Font"><text:span text:style-name="T23"> contains nothing more but compiler directives in </text:span></text:span><text:span text:style-name="Emphasis"><text:span text:style-name="T27">xml</text:span></text:span><text:span text:style-name="Default_20_Paragraph_20_Font"><text:span text:style-name="T23"> style. The first lines indicate the libraries that are used by the executables located in the directory followed by a list of </text:span></text:span><text:span text:style-name="Emphasis"><text:span text:style-name="T27">.cc</text:span></text:span><text:span text:style-name="Default_20_Paragraph_20_Font"><text:span text:style-name="T23"> files to be picked up for compilation. Each source will be compiled into an individual executable with the name of the file (omitting the </text:span></text:span><text:span text:style-name="Emphasis"><text:span text:style-name="T27">.cc</text:span></text:span><text:span text:style-name="Default_20_Paragraph_20_Font"><text:span text:style-name="T23"> ending). You can invoke the executable from the shell prompt after refreshing the cash after compilation (using </text:span></text:span><text:span text:style-name="Emphasis"><text:span text:style-name="T27">cmsenv</text:span></text:span><text:span text:style-name="Default_20_Paragraph_20_Font"><text:span text:style-name="T23"> or better </text:span></text:span><text:span text:style-name="Emphasis"><text:span text:style-name="T27">rehash</text:span></text:span><text:span text:style-name="Default_20_Paragraph_20_Font"><text:span text:style-name="T23">), as shown above. The important line for this example is:</text:span></text:span></text:p>
      <text:p text:style-name="P15"><text:span text:style-name="Default_20_Paragraph_20_Font"><text:span text:style-name="T4">&lt;bin <text:s text:c="2"/>file=</text:span></text:span><text:span text:style-name="Default_20_Paragraph_20_Font"><text:span text:style-name="T35">"FWLiteLumiAccess.cc"</text:span></text:span><text:span text:style-name="Default_20_Paragraph_20_Font"><text:span text:style-name="T4">&gt;&lt;/bin&gt;</text:span></text:span></text:p>
      <text:p text:style-name="Text_20_body"><text:line-break/><text:span text:style-name="Default_20_Paragraph_20_Font"><text:span text:style-name="T23">In the </text:span></text:span><text:span text:style-name="Emphasis"><text:span text:style-name="T23">FWLiteLumiAccess.cc</text:span></text:span><text:span text:style-name="Default_20_Paragraph_20_Font"><text:span text:style-name="T22"> </text:span></text:span><text:span text:style-name="Default_20_Paragraph_20_Font"><text:span text:style-name="T23">file you can find a basic skeleton to write an FWLite executable and to access some extra information from the </text:span></text:span><text:span text:style-name="Emphasis"><text:span text:style-name="T23">edm::Event</text:span></text:span><text:span text:style-name="Default_20_Paragraph_20_Font"><text:span text:style-name="T22"> </text:span></text:span><text:span text:style-name="Default_20_Paragraph_20_Font"><text:span text:style-name="T23">content</text:span></text:span></text:p>
      <text:p text:style-name="P28"/>
      <text:p text:style-name="P28"/>
      <text:p text:style-name="P34"><text:span text:style-name="Source_20_Text"><text:span text:style-name="T25">You can get the same results using the </text:span></text:span><text:span text:style-name="Emphasis"><text:span text:style-name="T26">python</text:span></text:span><text:span text:style-name="Source_20_Text"><text:span text:style-name="T25"> configuration you are used to from the full framework. It is much more powerful in passing on an arbitrary number of parameters and is not restricted to a single command line. In case you are not familiar with the </text:span></text:span><text:span text:style-name="Emphasis"><text:span text:style-name="T26">python</text:span></text:span><text:span text:style-name="Source_20_Text"><text:span text:style-name="T25"> configuration language used within CMS have a look to </text:span></text:span><text:a xlink:type="simple" xlink:href="https://twiki.cern.ch/twiki/bin/view/CMSPublic/WorkBookConfigFileIntro" office:target-frame-name="_top" xlink:show="replace" text:style-name="Internet_20_link" text:visited-style-name="Visited_20_Internet_20_Link"><text:span text:style-name="Source_20_Text"><text:span text:style-name="T29">WorkBookConfigFileIntro</text:span></text:span></text:a><text:span text:style-name="Source_20_Text"><text:span text:style-name="T25">. To run the example type the following command in the </text:span></text:span><text:span text:style-name="Emphasis"><text:span text:style-name="T26">src</text:span></text:span><text:span text:style-name="Source_20_Text"><text:span text:style-name="T25"> directory of your local release area:</text:span></text:span></text:p>
      <text:p text:style-name="P13">FWLiteWithPythonConfig PhysicsTools/FWLite/test/fwliteWithPythonConfig_cfg</text:p>
      <text:p text:style-name="Text_20_body"/>
      <text:p text:style-name="Text_20_body"/>
      <text:p text:style-name="P34"><text:span text:style-name="Source_20_Text"><text:span text:style-name="T25">you get this output:</text:span></text:span></text:p>
      <text:p text:style-name="P20">vector&lt;reco::TrackExtra&gt; <text:s text:c="9"/>"electronGsfTracks" <text:s text:c="4"/>"" <text:s text:c="11"/>"RECO." <text:s text:c="7"/></text:p>
      <text:p text:style-name="P20">vector&lt;reco::TrackExtra&gt; <text:s text:c="9"/>"generalTracks" <text:s text:c="8"/>"" <text:s text:c="11"/>"RECO." <text:s text:c="7"/></text:p>
      <text:p text:style-name="P20">vector&lt;reco::TrackExtra&gt; <text:s text:c="9"/>"globalMuons" <text:s text:c="10"/>"" <text:s text:c="11"/>"RECO." <text:s text:c="7"/></text:p>
      <text:p text:style-name="P20">vector&lt;reco::TrackExtra&gt; <text:s text:c="9"/>"globalSETMuons" <text:s text:c="7"/>"" <text:s text:c="11"/>"RECO." <text:s text:c="7"/></text:p>
      <text:p text:style-name="P20">vector&lt;reco::TrackExtra&gt; <text:s text:c="9"/>"pixelTracks" <text:s text:c="10"/>"" <text:s text:c="11"/>"RECO." <text:s text:c="7"/></text:p>
      <text:p text:style-name="P20">vector&lt;reco::TrackExtra&gt; <text:s text:c="9"/>"standAloneMuons" <text:s text:c="6"/>"" <text:s text:c="11"/>"RECO." <text:s text:c="7"/></text:p>
      <text:p text:style-name="P20">vector&lt;reco::TrackExtra&gt; <text:s text:c="9"/>"standAloneSETMuons" <text:s text:c="3"/>"" <text:s text:c="11"/>"RECO." <text:s text:c="7"/></text:p>
      <text:p text:style-name="P20">vector&lt;reco::TrackExtra&gt; <text:s text:c="9"/>"tevMuons" <text:s text:c="13"/>"default" <text:s text:c="4"/>"RECO." <text:s text:c="7"/></text:p>
      <text:p text:style-name="P20">vector&lt;reco::TrackExtra&gt; <text:s text:c="9"/>"tevMuons" <text:s text:c="13"/>"firstHit" <text:s text:c="3"/>"RECO." <text:s text:c="7"/></text:p>
      <text:p text:style-name="P9">vector&lt;reco::TrackExtra&gt; <text:s text:c="9"/>"tevMuons" <text:s text:c="13"/>"picky" <text:s text:c="6"/>"RECO." <text:s text:c="3"/></text:p>
      <text:p text:style-name="P35">In the above output:</text:p>
      <text:p text:style-name="P34"><text:span text:style-name="Source_20_Text"><text:span text:style-name="T6">vector&lt;reco::TrackExtra&gt;</text:span></text:span><text:span text:style-name="Default_20_Paragraph_20_Font"><text:span text:style-name="T23"> is the C++ class type of the data</text:span></text:span></text:p>
      <text:p text:style-name="P34"><text:span text:style-name="Source_20_Text"><text:span text:style-name="T6">globalMuons"</text:span></text:span><text:span text:style-name="Default_20_Paragraph_20_Font"><text:span text:style-name="T23"> is the module label</text:span></text:span></text:p>
      <text:p text:style-name="P34"><text:span text:style-name="Source_20_Text"><text:span text:style-name="T6">firstHit</text:span></text:span><text:span text:style-name="Default_20_Paragraph_20_Font"><text:span text:style-name="T23"> is the product instance label</text:span></text:span></text:p>
      <text:p text:style-name="P34"><text:span text:style-name="Source_20_Text"><text:span text:style-name="T6">RECO</text:span></text:span><text:span text:style-name="Default_20_Paragraph_20_Font"><text:span text:style-name="T23"> is the process name</text:span></text:span></text:p>
      <text:p text:style-name="Text_20_body"><text:bookmark text:name="GetData"/><text:soft-page-break/><text:line-break/><text:span text:style-name="Source_20_Text"><text:span text:style-name="T25">All Event data access methods use the</text:span></text:span></text:p>
      <text:p text:style-name="P9">edm::Handle&lt;type&gt;</text:p>
      <text:p text:style-name="Text_20_body"><text:span text:style-name="Default_20_Paragraph_20_Font"><text:span text:style-name="T23">where </text:span></text:span><text:span text:style-name="Source_20_Text"><text:span text:style-name="T4">type</text:span></text:span><text:span text:style-name="Default_20_Paragraph_20_Font"><text:span text:style-name="T22"> </text:span></text:span><text:span text:style-name="Default_20_Paragraph_20_Font"><text:span text:style-name="T23">is the C++ type of the datum, to hold the result of an access.</text:span></text:span><text:line-break/><text:span text:style-name="Source_20_Text"><text:span text:style-name="T25">After </text:span></text:span><text:span text:style-name="Strong_20_Emphasis"><text:span text:style-name="T25">get</text:span></text:span><text:span text:style-name="Source_20_Text"><text:span text:style-name="T25"> or </text:span></text:span><text:span text:style-name="Strong_20_Emphasis"><text:span text:style-name="T25">getMany</text:span></text:span><text:span text:style-name="Source_20_Text"><text:span text:style-name="T25">, indicate how to identify the data , e.g. </text:span></text:span><text:span text:style-name="Emphasis"><text:span text:style-name="T25">getByLabel</text:span></text:span><text:span text:style-name="Source_20_Text"><text:span text:style-name="T25"> or </text:span></text:span><text:span text:style-name="Emphasis"><text:span text:style-name="T25">getManyByType</text:span></text:span><text:span text:style-name="Source_20_Text"><text:span text:style-name="T25">, and then use the name associated with the handle type, as shown in the example below.</text:span></text:span></text:p>
      <text:p text:style-name="Text_20_body"><text:bookmark text:name="SampleCode"/><text:line-break/></text:p>
      <text:p text:style-name="Standard"><text:span text:style-name="Source_20_Text"><text:span text:style-name="T25">Here is snippet from EDAnalyzer code called </text:span></text:span><text:a xlink:type="simple" xlink:href="https://twiki.cern.ch/twiki/pub/CMS/WorkBookWriteFrameworkModule/DemoAnalyzer_331.cc" office:target-frame-name="_top" xlink:show="replace" text:style-name="Internet_20_link" text:visited-style-name="Visited_20_Internet_20_Link"><text:span text:style-name="Source_20_Text"><text:span text:style-name="T32">DemoAnalyzer.cc</text:span></text:span></text:a><text:span text:style-name="Source_20_Text"><text:span text:style-name="T25"> ( used in the next section) showing how data is identified and accessed by a module. Notes follow:</text:span></text:span></text:p>
      <text:p text:style-name="P20">void DemoAnalyzer::analyze(const edm::Event&amp; iEvent, const edm::EventSetup&amp; iSetup)</text:p>
      <text:p text:style-name="Preformatted_20_Text"/>
      <text:p text:style-name="P20">{</text:p>
      <text:p text:style-name="Preformatted_20_Text"/>
      <text:p text:style-name="P20">// These declarations create handles called "tracks" to the types of records "reco::TrackCollection" that you want</text:p>
      <text:p text:style-name="P20">// to retrieve from event "iEvent".</text:p>
      <text:p text:style-name="Preformatted_20_Text"/>
      <text:p text:style-name="P20">using namespace edm;</text:p>
      <text:p text:style-name="P20">edm::Handle&lt;reco::TrackCollection&gt; tracks;</text:p>
      <text:p text:style-name="Preformatted_20_Text"/>
      <text:p text:style-name="P20">// Pass the handle "tracks" to the method "getByLabel", which is used to</text:p>
      <text:p text:style-name="P20">// retrieve one and only one instance of the type in question with</text:p>
      <text:p text:style-name="P20">// the label specified out of event "iEvent". If more than one instance</text:p>
      <text:p text:style-name="P20">// exists in the event, then an exception is thrown immediately when</text:p>
      <text:p text:style-name="P20">// "getByLabel" is called. <text:s/>If zero instances exist which pass</text:p>
      <text:p text:style-name="P20">// the search criteria, then an exception is thrown when the handle</text:p>
      <text:p text:style-name="P20">// is used to access the data. <text:s/>(You can use the "failedToGet" function</text:p>
      <text:p text:style-name="P20">// of the handle to determine whether the "get" found its data before</text:p>
      <text:p text:style-name="P20">// using the handle)</text:p>
      <text:p text:style-name="Preformatted_20_Text"/>
      <text:p text:style-name="Preformatted_20_Text"/>
      <text:p text:style-name="P20"><text:s text:c="8"/>iEvent.getByLabel("generalTracks", tracks);</text:p>
      <text:p text:style-name="P20"><text:s text:c="9"/>.....................</text:p>
      <text:p text:style-name="P20"><text:s text:c="9"/>.....................</text:p>
      <text:p text:style-name="Preformatted_20_Text"/>
      <text:p text:style-name="P20">}</text:p>
      <text:p text:style-name="P6"/>
      <text:p text:style-name="Text_20_body"><text:line-break/><text:span text:style-name="Source_20_Text"><text:span text:style-name="T25">“myanalyzer” has to be in plugins, and at the end</text:span></text:span></text:p>
      <text:p text:style-name="Text_20_body"><text:span text:style-name="Source_20_Text"><text:span text:style-name="T25">DEFINE_FWK_MODULE(CandidateSummaryTable);</text:span></text:span></text:p>
      <text:p text:style-name="Text_20_body"/>
      <text:p text:style-name="Text_20_body"/>
      <text:p text:style-name="Preformatted_20_Text"><text:span text:style-name="Source_20_Text"><text:span text:style-name="T7">root://cms-xrd-global.cern.ch//store/data/Run2017B/Charmonium/MINIAOD/PromptReco-v1/000/297/046/00000/88DF6C6A-4556-E711-A5C0-02163E01A630.root'</text:span></text:span></text:p>
      <text:p text:style-name="Text_20_body"/>
      <text:p text:style-name="Text_20_body"/>
      <text:p text:style-name="Text_20_body"><text:soft-page-break/></text:p>
      <text:p text:style-name="Text_20_body"><text:span text:style-name="Source_20_Text"><text:span text:style-name="T25">In your working directory, try to open the root file </text:span></text:span><text:span text:style-name="Source_20_Text"><text:span text:style-name="T7">root://cmseos.fnal.gov//store/user/cmsdas/2019/pre_exercises/CMSDataAnaSch_MiniAODZMM730pre1.root</text:span></text:span></text:p>
      <text:p text:style-name="P43">root -l</text:p>
      <text:p text:style-name="P34"><text:span text:style-name="Emphasis"><text:span text:style-name="T27">Note</text:span></text:span><text:span text:style-name="Default_20_Paragraph_20_Font"><text:span text:style-name="T23">, if you already have a custom </text:span></text:span><text:span text:style-name="Source_20_Text"><text:span text:style-name="T6">.rootrc</text:span></text:span><text:span text:style-name="Default_20_Paragraph_20_Font"><text:span text:style-name="T23"> or </text:span></text:span><text:span text:style-name="Source_20_Text"><text:span text:style-name="T6">.rootlogon.C</text:span></text:span><text:span text:style-name="Default_20_Paragraph_20_Font"><text:span text:style-name="T23">, you can start root without them with </text:span></text:span><text:span text:style-name="Source_20_Text"><text:span text:style-name="T6">root -l -n</text:span></text:span></text:p>
      <text:p text:style-name="P34"><text:span text:style-name="Default_20_Paragraph_20_Font"><text:span text:style-name="T23">On the </text:span></text:span><text:span text:style-name="Source_20_Text"><text:span text:style-name="T6">ROOT</text:span></text:span><text:span text:style-name="Default_20_Paragraph_20_Font"><text:span text:style-name="T23"> prompt type the following:</text:span></text:span></text:p>
      <text:p text:style-name="P37">gSystem-&gt;Load("libFWCoreFWLite.so");</text:p>
      <text:p text:style-name="P37">FWLiteEnabler::enable();</text:p>
      <text:p text:style-name="P37">gSystem-&gt;Load("libDataFormatsFWLite.so");</text:p>
      <text:p text:style-name="P37">gROOT-&gt;SetStyle ("Plain");</text:p>
      <text:p text:style-name="P37">gStyle-&gt;SetOptStat(111111);</text:p>
      <text:p text:style-name="P39"/>
      <text:p text:style-name="P37">TFile *theFile = TFile::Open("root://cmseos.fnal.gov//store/user/cmsdas/2019/pre_exercises/CMSDataAnaSch_MiniAODZMM730pre1.root");</text:p>
      <text:p text:style-name="P39"/>
      <text:p text:style-name="P43">TBrowser b;</text:p>
      <text:p text:style-name="P52"><draw:connector text:anchor-type="paragraph" draw:z-index="4" draw:name="Shape4" draw:style-name="gr1" draw:text-style-name="P76" draw:type="line" svg:x1="-0.0642in" svg:y1="0.4917in" svg:x2="7.3681in" svg:y2="0.4917in" svg:d="M-164 1249h18879" svg:viewBox="0 0 18881 2"><text:p/></draw:connector><text:line-break/></text:p>
      <text:p text:style-name="P52">cmsDriver.py commands</text:p>
      <text:p text:style-name="P52">cmsDriver.py miniAOD_test2 --fileout file:EXO-RunIIFall15MiniAODv2-02892.root --mc --eventcontent MINIAODSIM --runUnscheduled --datatier MINIAODSIM --conditions 94X_mc2017_realistic_v14 --step PAT --era Run2_25ns</text:p>
      <text:p text:style-name="P52"/>
      <text:p text:style-name="P52"/>
      <text:p text:style-name="P52">cmsDriver.py miniAOD-prod -s PAT --eventcontent MINIAODSIM --runUnscheduled --mc <text:s/>--conditions 94X_mc2017_realistic_v14 --era run2_miniAOD_94XFall17 <text:s/>--no_exec --filein <text:span text:style-name="Default_20_Paragraph_20_Font"><text:span text:style-name="T39">/store/mc/RunIIFall17MiniAODv2/ttbb_4FS_ckm_NNPDF31_TuneCP5_amcatnlo_madspin_pythia/MINIAODSIM/PU2017_12Apr2018_new_pmx_94X_mc2017_realistic_v14-v2/110000/FECC302A-04CD-E811-AF47-0242AC1C0506.root</text:span></text:span></text:p>
      <text:p text:style-name="P55"/>
      <text:p text:style-name="P55">this is produced in CMSSW_9_4_6/src, the bolded –filein is from cmsdas with the query ‘</text:p>
      <text:p text:style-name="P55"/>
      <text:p text:style-name="P52">Failed to open the file 'root://xrootd-cms.infn.it//store/mc/RunIIFall17MiniAODv2/ttbb_4FS_ckm_NNPDF31_TuneCP5_amcatnlo_madspin_pythia/MINIAODSIM/PU2017_12Apr2018_new_pmx_94X_mc2017_realistic_v14-v2/110000/FECC302A-04CD-E811-AF47-0242AC1C0506.root'</text:p>
      <text:p text:style-name="P52"><text:s text:c="3"/>Additional Info:</text:p>
      <text:p text:style-name="P52"><text:soft-page-break/><text:s text:c="6"/>[a] XrdCl::File::Open(name='root://eoscms.cern.ch//eos/cms/store/mc/RunIIFall17MiniAODv2/ttbb_4FS_ckm_NNPDF31_TuneCP5_amcatnlo_madspin_pythia/MINIAODSIM/PU2017_12Apr2018_new_pmx_94X_mc2017_realistic_v14-v2/110000/FECC302A-04CD-E811-AF47-0242AC1C0506.root', flags=0x10, permissions=0660) =&gt; error '[ERROR] Server responded with an error: [3011] Unable to open file /eos/cms/store/mc/RunIIFall17MiniAODv2/ttbb_4FS_ckm_NNPDF31_TuneCP5_amcatnlo_madspin_pythia/MINIAODSIM/PU2017_12Apr2018_new_pmx_94X_mc2017_realistic_v14-v2/110000/FECC302A-04CD-E811-AF47-0242AC1C0506.root; No such file or directory</text:p>
      <text:p text:style-name="P52">' (errno=3011, code=400). No additional data servers were found.</text:p>
      <text:p text:style-name="P52"><text:s text:c="6"/>[b] Last URL tried: root://eoscms.cern.ch:1094//eos/cms/store/mc/RunIIFall17MiniAODv2/ttbb_4FS_ckm_NNPDF31_TuneCP5_amcatnlo_madspin_pythia/MINIAODSIM/PU2017_12Apr2018_new_pmx_94X_mc2017_realistic_v14-v2/110000/FECC302A-04CD-E811-AF47-0242AC1C0506.root?tried=</text:p>
      <text:p text:style-name="P52"><text:s text:c="6"/>[c] Problematic data server: eoscms.cern.ch:1094</text:p>
      <text:p text:style-name="P52"><text:s text:c="6"/>[d] Disabled source: eoscms.cern.ch:1094</text:p>
      <text:p text:style-name="P52"><text:s text:c="6"/>[e] Input file root://eoscms.cern.ch//eos/cms/store/mc/RunIIFall17MiniAODv2/ttbb_4FS_ckm_NNPDF31_TuneCP5_amcatnlo_madspin_pythia/MINIAODSIM/PU2017_12Apr2018_new_pmx_94X_mc2017_realistic_v14-v2/110000/FECC302A-04CD-E811-AF47-0242AC1C0506.root could not be opened.</text:p>
      <text:p text:style-name="P52">Fallback Input file root://xrootd-cms.infn.it//store/mc/RunIIFall17MiniAODv2/ttbb_4FS_ckm_NNPDF31_TuneCP5_amcatnlo_madspin_pythia/MINIAODSIM/PU2017_12Apr2018_new_pmx_94X_mc2017_realistic_v14-v2/110000/FECC302A-04CD-E811-AF47-0242AC1C0506.root also could not be opened.</text:p>
      <text:p text:style-name="P52">Original exception info is above; fallback exception info is below.</text:p>
      <text:p text:style-name="P52"><text:s text:c="6"/>[f] XrdCl::File::Open(name='root://xrootd-cms.infn.it//store/mc/RunIIFall17MiniAODv2/ttbb_4FS_ckm_NNPDF31_TuneCP5_amcatnlo_madspin_pythia/MINIAODSIM/PU2017_12Apr2018_new_pmx_94X_mc2017_realistic_v14-v2/110000/FECC302A-04CD-E811-AF47-0242AC1C0506.root', flags=0x10, permissions=0660) =&gt; error '[FATAL] Socket timeout' (errno=0, code=103)</text:p>
      <text:p text:style-name="P52"><text:s text:c="6"/>[g] Remote server already encountered a fatal error; no redirections were performed.</text:p>
      <text:p text:style-name="P52">----- End Fatal Exception -------------------------------------------------</text:p>
      <text:p text:style-name="P52"/>
      <text:p text:style-name="P52"/>
      <text:p text:style-name="P52"/>
      <text:p text:style-name="P52"><text:soft-page-break/>cmsDriver.py miniAOD-prod -s PAT3 --eventcontent MINIAODSIM --runUnscheduled --mc <text:s/>--conditions 94X_mc2017_realistic_v14 --era run2_miniAOD_94XFall17 <text:s/>-n 1000 --no_exec --filein <text:a xlink:type="simple" xlink:href="https://cmsweb.cern.ch/das/request?input=file%3D%2Fstore%2Fmc%2FRunIIFall17MiniAODv2%2Fttbb_4FS_ckm_NNPDF31_TuneCP5_amcatnlo_madspin_pythia%2FMINIAODSIM%2FPU2017_12Apr2018_new_pmx_94X_mc2017_realistic_v14-v2%2F110000%2F02E327BB-EECC-E811-90D1-0242AC1C0502.root&amp;instance=prod/global" office:target-frame-name="_top" xlink:show="replace" text:style-name="Internet_20_link" text:visited-style-name="Visited_20_Internet_20_Link"><text:span text:style-name="Default_20_Paragraph_20_Font"><text:span text:style-name="T41">/store/mc/RunIIFall17MiniAODv2/ttbb_4FS_ckm_NNPDF31_TuneCP5_amcatnlo_madspin_pythia/MINIAODSIM/PU2017_12Apr2018_new_pmx_94X_mc2017_realistic_v14-v2/110000/02E327BB-EECC-E811-90D1-0242AC1C0502.root</text:span></text:span></text:a></text:p>
      <text:p text:style-name="P55">and add “SkipEvent = cms.untracked.vstring('ProductNotFound')” in the process options Pset.</text:p>
      <text:p text:style-name="P55"/>
      <text:p text:style-name="P52">Make sure it’s a new process name, like “RECO”, if a process name was used for a previous process, it gives an error.</text:p>
      <text:p text:style-name="P52"/>
      <text:p text:style-name="P52"/>
      <text:p text:style-name="P38"><text:span text:style-name="Default_20_Paragraph_20_Font"><text:span text:style-name="T8">Xrdcp root://cmsxrootd.fnal.gov/</text:span></text:span><text:a xlink:type="simple" xlink:href="https://cmsweb.cern.ch/das/request?input=file%3D%2Fstore%2Fmc%2FRunIIFall17MiniAODv2%2Fttbb_4FS_ckm_NNPDF31_TuneCP5_amcatnlo_madspin_pythia%2FMINIAODSIM%2FPU2017_12Apr2018_new_pmx_94X_mc2017_realistic_v14-v2%2F110000%2F02E327BB-EECC-E811-90D1-0242AC1C0502.root&amp;instance=prod/global" office:target-frame-name="_top" xlink:show="replace" text:style-name="Internet_20_link" text:visited-style-name="Visited_20_Internet_20_Link"><text:span text:style-name="Default_20_Paragraph_20_Font">/store/mc/RunIIFall17MiniAODv2/ttbb_4FS_ckm_NNPDF31_TuneCP5_amcatnlo_</text:span></text:a><text:a xlink:type="simple" xlink:href="https://cmsweb.cern.ch/das/request?input=file%3D%2Fstore%2Fmc%2FRunIIFall17MiniAODv2%2Fttbb_4FS_ckm_NNPDF31_TuneCP5_amcatnlo_madspin_pythia%2FMINIAODSIM%2FPU2017_12Apr2018_new_pmx_94X_mc2017_realistic_v14-v2%2F110000%2F02E327BB-EECC-E811-90D1-0242AC1C0502.root&amp;instance=prod/global" office:target-frame-name="_top" xlink:show="replace" text:style-name="Internet_20_link" text:visited-style-name="Visited_20_Internet_20_Link"><text:span text:style-name="Default_20_Paragraph_20_Font">madspin_pythia/MINIAODSIM/</text:span></text:a><text:a xlink:type="simple" xlink:href="https://cmsweb.cern.ch/das/request?input=file%3D%2Fstore%2Fmc%2FRunIIFall17MiniAODv2%2Fttbb_4FS_ckm_NNPDF31_TuneCP5_amcatnlo_madspin_pythia%2FMINIAODSIM%2FPU2017_12Apr2018_new_pmx_94X_mc2017_realistic_v14-v2%2F110000%2F02E327BB-EECC-E811-90D1-0242AC1C0502.root&amp;instance=prod/global" office:target-frame-name="_top" xlink:show="replace" text:style-name="Internet_20_link" text:visited-style-name="Visited_20_Internet_20_Link"><text:span text:style-name="Default_20_Paragraph_20_Font">PU2017_12Apr2018_new_pmx_94X_mc2017_realistic_v14-v2/110000/02E327BB-EECC-E811-90D1-0242AC1C0502.root</text:span></text:a></text:p>
      <text:p text:style-name="P42"/>
      <text:p text:style-name="P38"><text:span text:style-name="Default_20_Paragraph_20_Font"><text:span text:style-name="T41">cmsDriver.py ttbar_cfg.py --eventcontent MINIAODSIM -n 1000 -no_exec --filein </text:span></text:span><text:a xlink:type="simple" xlink:href="https://cmsweb.cern.ch/das/request?input=file%3D%2Fstore%2Fmc%2FRunIIFall17MiniAODv2%2Fttbb_4FS_ckm_NNPDF31_TuneCP5_amcatnlo_madspin_pythia%2FMINIAODSIM%2FPU2017_12Apr2018_new_pmx_94X_mc2017_realistic_v14-v2%2F110000%2F02E327BB-EECC-E811-90D1-0242AC1C0502.root&amp;instance=prod/global" office:target-frame-name="_top" xlink:show="replace" text:style-name="Internet_20_link" text:visited-style-name="Visited_20_Internet_20_Link"><text:span text:style-name="Default_20_Paragraph_20_Font">/store/mc/RunIIFall17MiniAODv2/ttbb_4FS_ckm_NNPDF31_TuneCP5_amcatnlo_madspin_pythia/MINIAODSIM/PU2017_12Apr2018_new_pmx_94X_mc2017_realistic_v14-v2/110000/02E327BB-EECC-E811-90D1-0242AC1C0502.root</text:span></text:a></text:p>
      <text:p text:style-name="P42"/>
      <text:p text:style-name="P38"><text:span text:style-name="Source_20_Text"><text:span text:style-name="T28">xrdcp root://xrootd-cms.infn.it//store/data/Run2015D/SingleElectron/MINIAOD/05Oct2015-v1/10000/00991D45-4E6F-E511-932C-0025905A48F2.root .</text:span></text:span></text:p>
      <text:p text:style-name="P42"/>
      <text:p text:style-name="P42"/>
      <text:p text:style-name="P42"/>
      <text:p text:style-name="P42"/>
      <text:p text:style-name="P38"><text:span text:style-name="Default_20_Paragraph_20_Font"><text:span text:style-name="T41">cmsDriver.py MinBias_13TeV_pythia8_TuneCUETP8M1_cfi --conditions auto:run2_mc -n 1000 --era Run2_2016 --eventcontent MINIAODSIM --relval 100000,300 -s GEN,SIM --datatier GEN-SIM --beamspot R</text:span></text:span></text:p>
      <text:p text:style-name="P42"/>
      <text:p text:style-name="P42"/>
      <text:p text:style-name="P42"/>
      <text:p text:style-name="P42"/>
      <text:p text:style-name="P38"><text:a xlink:type="simple" xlink:href="https://www.sprace.org.br/twiki/bin/view/Main/EduardoCmsMonteCarlo" office:target-frame-name="_top" xlink:show="replace" text:style-name="Internet_20_link" text:visited-style-name="Visited_20_Internet_20_Link"><text:span text:style-name="Default_20_Paragraph_20_Font"><text:span text:style-name="T41">https://www.sprace.org.br/twiki/bin/view/Main/EduardoCmsMonteCarlo</text:span></text:span></text:a></text:p>
      <text:p text:style-name="P42"/>
      <text:p text:style-name="P42"/>
      <text:p text:style-name="P42">I have some miniAOD’s copied in /afs/cern.ch/user/a/aalkadhi/miniAODs/CMSSW_9_4_6/src, by doing xrdcp root://cmseos.fnal.gov//store/user/cmsdas/2019/pre_exercises/CMSDataAnaSch_MiniAODZMM730pre1.root .</text:p>
      <text:p text:style-name="P42"/>
      <text:p text:style-name="P42"/>
      <text:p text:style-name="P42"/>
      <text:p text:style-name="P42"/>
      <text:p text:style-name="P42"/>
      <text:p text:style-name="P42"/>
      <text:p text:style-name="P42"/>
      <text:p text:style-name="P42"/>
      <text:p text:style-name="P42"/>
      <text:p text:style-name="P42"/>
      <text:p text:style-name="P42"/>
      <text:p text:style-name="P21"><text:soft-page-break/>Askew asked: did you contact Laurent?</text:p>
      <text:p text:style-name="P21"><text:tab/>I emailed Laurent Thomas this week and asked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JETMET</text:p>
      <text:p text:style-name="Preformatted_20_Text"><text:a xlink:type="simple" xlink:href="https://twiki.cern.ch/twiki/bin/view/CMSPublic/SWGuideCMSDataAnalysisSchool2015KoreaJetMetExercise" office:target-frame-name="_top" xlink:show="replace" text:style-name="Internet_20_link" text:visited-style-name="Visited_20_Internet_20_Link"><text:span text:style-name="Default_20_Paragraph_20_Font"><text:span text:style-name="T41">https://twiki.cern.ch/twiki/bin/view/CMSPublic/SWGuideCMSDataAnalysisSchool2015KoreaJetMetExercise</text:span></text:span></text:a></text:p>
      <text:p text:style-name="P21"/>
      <text:p text:style-name="P21"/>
      <text:p text:style-name="Preformatted_20_Text"><text:span text:style-name="Default_20_Paragraph_20_Font"><text:span text:style-name="T41">ZOOM: </text:span></text:span><text:a xlink:type="simple" xlink:href="https://fsu.zoom.us/my/harryprosper" office:target-frame-name="_top" xlink:show="replace" text:style-name="Internet_20_link" text:visited-style-name="Visited_20_Internet_20_Link"><text:span text:style-name="Default_20_Paragraph_20_Font"><text:span text:style-name="T42">https://fsu.zoom.us/my/harryprosper</text:span></text:span></text:a></text:p>
      <text:p text:style-name="Preformatted_20_Text"/>
      <text:p text:style-name="Normal"><text:a xlink:type="simple" xlink:href="https://urldefense.com/v3/__https:/cern.zoom.us/j/6286725467__;!!Epnw_ITfSMW4!4sNmI_A8DW0u4fEkW5F6RdmEsOnI861GfoSd2LWGKLMDOMAf-oixcgA-Wo39cFrfKw$" office:target-frame-name="_top" xlink:show="replace" text:style-name="Internet_20_link" text:visited-style-name="Visited_20_Internet_20_Link"><text:span text:style-name="Hyperlink"><text:span text:style-name="T43">https://cern.zoom.us/j/6286725467</text:span></text:span></text:a></text:p>
      <text:p text:style-name="Preformatted_20_Text"/>
      <text:p text:style-name="Preformatted_20_Text"/>
      <text:p text:style-name="Preformatted_20_Text"><text:span text:style-name="Default_20_Paragraph_20_Font"><text:span text:style-name="T42">PLOTTING</text:span></text:span></text:p>
      <text:p text:style-name="Preformatted_20_Text"><text:a xlink:type="simple" xlink:href="https://twiki.cern.ch/twiki/bin/view/CMSPublic/SWGuidePATFWLiteMiniaodExercise" office:target-frame-name="_top" xlink:show="replace" text:style-name="Internet_20_link" text:visited-style-name="Visited_20_Internet_20_Link"><text:span text:style-name="Default_20_Paragraph_20_Font"><text:span text:style-name="T42">https://twiki.cern.ch/twiki/bin/view/CMSPublic/SWGuidePATFWLiteMiniaodExercise</text:span></text:span></text:a></text:p>
      <text:p text:style-name="Preformatted_20_Text"/>
      <text:p text:style-name="Preformatted_20_Text"><text:span text:style-name="Default_20_Paragraph_20_Font"><text:span text:style-name="T42">and my directory root_tutorials</text:span></text:span></text:p>
      <text:p text:style-name="Preformatted_20_Text"/>
      <text:p text:style-name="Preformatted_20_Text"><text:span text:style-name="Default_20_Paragraph_20_Font"><text:span text:style-name="T42">AUTOLIBRARY ENABLE (EX)</text:span></text:span></text:p>
      <text:p text:style-name="Preformatted_20_Text"><text:span text:style-name="Default_20_Paragraph_20_Font"><text:span text:style-name="T9">{</text:span></text:span></text:p>
      <text:p text:style-name="P20"><text:s text:c="3"/>gSystem-&gt;Load("libFWCoreFWLite.so");</text:p>
      <text:p text:style-name="P20"><text:s text:c="3"/>FWLiteEnabler::enable(); <text:s text:c="4"/>// AutoLibraryLoader::enable() in CMSSW_7_4_X and prior releases</text:p>
      <text:p text:style-name="P20"><text:soft-page-break/><text:s text:c="3"/>gSystem-&gt;Load("libDataFormatsFWLite.so");</text:p>
      <text:p text:style-name="Preformatted_20_Text"/>
      <text:p text:style-name="P20"><text:s text:c="3"/>#include "DataFormats/FWLite/interface/Handle.h"</text:p>
      <text:p text:style-name="P20"><text:s text:c="3"/>TFile file("....root");</text:p>
      <text:p text:style-name="Preformatted_20_Text"/>
      <text:p text:style-name="P20"><text:s text:c="3"/>fwlite::Event ev(&amp;file);</text:p>
      <text:p text:style-name="Preformatted_20_Text"/>
      <text:p text:style-name="P20"><text:s text:c="3"/>for( ev.toBegin();</text:p>
      <text:p text:style-name="P20"><text:s text:c="10"/>! ev.atEnd();</text:p>
      <text:p text:style-name="P20"><text:s text:c="10"/>++ev) {</text:p>
      <text:p text:style-name="P20"><text:s text:c="7"/>fwlite::Handle&lt;std::vector&lt;...&gt; &gt; objs;</text:p>
      <text:p text:style-name="P20"><text:s text:c="7"/>objs.getByLabel(ev,"....");</text:p>
      <text:p text:style-name="P20"><text:s text:c="6"/>//now can access data</text:p>
      <text:p text:style-name="P20"><text:s text:c="6"/>std::cout &lt;&lt;" size "&lt;&lt;objs.ptr()-&gt;size()&lt;&lt;std::endl;</text:p>
      <text:p text:style-name="P20"><text:s text:c="6"/>...</text:p>
      <text:p text:style-name="P9"><text:s text:c="3"/>}</text:p>
      <text:p text:style-name="Preformatted_20_Text"/>
      <text:p text:style-name="Preformatted_20_Text"/>
      <text:p text:style-name="Preformatted_20_Text"><text:span text:style-name="Default_20_Paragraph_20_Font"><text:span text:style-name="T42">/afs/cern.ch/user/a/aalkadhi/PREFIRING/CMSSW_9_4_9/src/D66C1DF4-653D-E811-BB09-0CC47A7C3628.root</text:span></text:span></text:p>
      <text:p text:style-name="Preformatted_20_Text"/>
      <text:p text:style-name="P22">a good test miniAOD file (500 ish events is):<text:line-break/>/afs/cern.ch/user/a/aalkadhi/miniAODs/CMSSW_9_4_6/src/CMSDataAnaSch_MiniAODZMM730pre1.root</text:p>
      <text:p text:style-name="P22"/>
      <text:p text:style-name="P22"/>
      <text:p text:style-name="P22">quota: since I’m running out of space, I use /tmp/aalkadhi. Which is a temporary storage (it goes away after I log out or after a day or so). I copied PREFIRING?CMSSW10 (cp -R CMSSW_10 /tmp/aalkadhi) there and set cmsenv at src.</text:p>
      <text:p text:style-name="P22">But before building, run scramv1 b ProjectRename</text:p>
      <text:p text:style-name="P22">Then scram b</text:p>
      <text:p text:style-name="P22"/>
      <text:p text:style-name="Preformatted_20_Text"><text:a xlink:type="simple" xlink:href="https://root.cern.ch/doc/master/classTEfficiency.html" office:target-frame-name="_top" xlink:show="replace" text:style-name="Internet_20_link" text:visited-style-name="Visited_20_Internet_20_Link"><text:span text:style-name="Hyperlink">https://root.cern.ch/doc/master/classTEfficiency.html</text:span></text:a></text:p>
      <text:p text:style-name="Preformatted_20_Text"/>
      <text:p text:style-name="Preformatted_20_Text"><text:a xlink:type="simple" xlink:href="https://github.com/kelleyrw/AnalysisTutorial" office:target-frame-name="_top" xlink:show="replace" text:style-name="Internet_20_link" text:visited-style-name="Visited_20_Internet_20_Link"><text:span text:style-name="Hyperlink">https://github.com/kelleyrw/AnalysisTutorial</text:span></text:a></text:p>
      <text:p text:style-name="Preformatted_20_Text"/>
      <text:p text:style-name="Preformatted_20_Text"><text:a xlink:type="simple" xlink:href="https://www.slac.stanford.edu/BFROOT/www/doc/workbook_backup_010108/root2/root2.html" text:style-name="Internet_20_link" text:visited-style-name="Visited_20_Internet_20_Link">https://www.slac.stanford.edu/BFROOT/www/doc/workbook_backup_010108/root2/root2.html</text:a></text:p>
      <text:p text:style-name="Preformatted_20_Text"/>
      <text:p text:style-name="Preformatted_20_Text"/>
      <text:p text:style-name="P59"><text:span text:style-name="T45">single ROOT file can hold several trees, as in the example file </text:span><text:a xlink:type="simple" xlink:href="https://www.slac.stanford.edu/BFROOT/www/doc/workbook_backup_010108/root2/taufile.root" text:style-name="Internet_20_link" text:visited-style-name="Visited_20_Internet_20_Link">taufile.root</text:a><text:span text:style-name="T45"> first introduced in the </text:span><text:a xlink:type="simple" xlink:href="https://www.slac.stanford.edu/BFROOT/www/doc/workbook_backup_010108/root2/root2.html#cuts" text:style-name="Internet_20_link" text:visited-style-name="Visited_20_Internet_20_Link">Cuts</text:a><text:span text:style-name="T45"> section in this workbook chapter. Each tree is independent, like an individual file, and it is not possible to plot quantities in one tree subject to cuts on quantities in another tree.</text:span></text:p>
      <text:p text:style-name="P60">Opening the example file:</text:p>
      <text:p text:style-name="P65">root [0] TFile *myfile=new TFile("taufile.root");</text:p>
      <text:p text:style-name="P60">We can list the objects (trees and histograms) contained in the file:</text:p>
      <text:p text:style-name="P64">root [1] myfile.ls()</text:p>
      <text:p text:style-name="P23">TFile** <text:s text:c="8"/>taufile.root <text:s text:c="3"/>HBOOK file: .../tau-1571.hbook converted to ROOT</text:p>
      <text:p text:style-name="P24"><text:s/><text:span text:style-name="T44">TFile* <text:s text:c="8"/>taufile.root <text:s text:c="3"/>HBOOK file: .../tau-1571.hbook converted to ROOT</text:span></text:p>
      <text:p text:style-name="P24"><text:soft-page-break/><text:s text:c="2"/><text:span text:style-name="T44">KEY: TTree <text:s text:c="3"/>h2013;1 1-3</text:span></text:p>
      <text:p text:style-name="P11"><text:s text:c="2"/><text:span text:style-name="T44">KEY: TTree <text:s text:c="3"/>h2033;1 3-3</text:span></text:p>
      <text:p text:style-name="P59"><text:span text:style-name="T45">This tells you the irrelevant information that this file was actually made by converting a PAW file to ROOT format. It also shows that there are two trees in the file, </text:span><text:span text:style-name="Source_20_Text"><text:span text:style-name="T45">h2013</text:span></text:span><text:span text:style-name="T45"> and </text:span><text:span text:style-name="Source_20_Text"><text:span text:style-name="T45">h2033</text:span></text:span><text:span text:style-name="T45">, and no histograms.</text:span></text:p>
      <text:p text:style-name="P60">To access the contents of a tree, you can make a tree object which holds the contents of one of the trees in the file:</text:p>
      <text:p text:style-name="P64">myfile.cd() <text:s text:c="2"/>//make sure ROOT's focus is on <text:s/>myfile</text:p>
      <text:p text:style-name="P12">TTree* mytree = (TTree*)gDirectory-&gt;Get("h2013");</text:p>
      <text:p text:style-name="P59"><text:span text:style-name="T45">By calling TTree functions of the </text:span><text:span text:style-name="Source_20_Text"><text:span text:style-name="T45">mytree</text:span></text:span><text:span text:style-name="T45"> object, you can now access the contents of the tree h2013 from taufile.root. For example, to get a list of branch or leaf names, enter:</text:span></text:p>
      <text:p text:style-name="P64">mytree-&gt;GetListOfBranches()-&gt;Print();</text:p>
      <text:p text:style-name="P12">mytree-&gt;GetListOfLeaves()-&gt;Print();</text:p>
      <text:p text:style-name="P59"><text:span text:style-name="T45">You can also inspect the contents of a tree with the TBrowser described </text:span><text:a xlink:type="simple" xlink:href="https://www.slac.stanford.edu/BFROOT/www/doc/workbook_backup_010108/root2/root2.html#objectbrowser" text:style-name="Internet_20_link" text:visited-style-name="Visited_20_Internet_20_Link"><text:span text:style-name="T46">here</text:span></text:a><text:span text:style-name="T45">.</text:span><text:line-break/></text:p>
      <text:p text:style-name="P59"><text:a xlink:type="simple" xlink:href="https://steve.cooleysekula.net/goingupalleys/2011/08/09/python-and-root-tricks-efficiency-graphs/" text:style-name="Internet_20_link" text:visited-style-name="Visited_20_Internet_20_Link">https://steve.cooleysekula.net/goingupalleys/2011/08/09/python-and-root-tricks-efficiency-graphs/</text:a></text:p>
      <text:p text:style-name="P61">MAKE SURE THE ROOT FILES ARE READABLE (GREEN) chmod something.</text:p>
      <text:p text:style-name="P61"/>
      <text:p text:style-name="P61"><text:a xlink:type="simple" xlink:href="https://www.youtube.com/watch?v=P9aKV7W5zxg" text:style-name="Internet_20_link" text:visited-style-name="Visited_20_Internet_20_Link">https://www.youtube.com/watch?v=P9aKV7W5zxg</text:a><text:line-break/><text:span text:style-name="T49">USE TREEREADER.C</text:span></text:p>
      <text:p text:style-name="P62">root</text:p>
      <text:p text:style-name="P62">.L treereader.C</text:p>
      <text:p text:style-name="P62">treereader l;</text:p>
      <text:p text:style-name="P62">l.Loop();</text:p>
      <text:p text:style-name="P62"/>
      <text:p text:style-name="P62"/>
      <text:p text:style-name="P62">69631 <text:span text:style-name="T50">evnsi e ntB tab.root, .. , 95 branches</text:span></text:p>
      <text:p text:style-name="P63"/>
      <text:p text:style-name="P63">/afs/cern.ch/user/a/aalkadhi/PREFIRING/CMSSW_9_4_9/src/B7ADF7AE-28CA-4944-A704-C52EAA87DCD3.root</text:p>
      <text:p text:style-name="P63"/>
      <text:p text:style-name="P63">CMSSW_10_6_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FMono-Regular1" svg:font-family="SFMono-Regular, Consolas, 'Liberation Mono', Menlo, monospace"/>
    <style:font-face style:name="Times New Roman" svg:font-family="'Times New Roman'"/>
    <style:font-face style:name="apple-system" svg:font-family="apple-system, BlinkMacSystemFont, 'Segoe UI', Helvetica, Arial, sans-serif, 'Apple Color Emoji', 'Segoe UI Emoji'"/>
    <style:font-face style:name="Calibri" svg:font-family="Calibri, sans-serif" style:font-family-generic="system"/>
    <style:font-face style:name="SFMono-Regular" svg:font-family="SFMono-Regular, Consolas, 'Libe" style:font-family-generic="system"/>
    <style:font-face style:name="arial" svg:font-family="arial, helvetica, clean, sans-s" style:font-family-generic="system"/>
    <style:font-face style:name="arial1" svg:font-family="arial, verdana, sans-serif" style:font-family-generic="system"/>
    <style:font-face style:name="monospace" svg:font-family="monospace" style:font-family-generic="system"/>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size-asian="24pt" style:font-weight-asian="bold" style:font-size-complex="2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5-02T15:52:00Z</meta:creation-date>
    <dc:date>2022-04-01T10:58:11.731755268</dc:date>
    <meta:editing-cycles>88</meta:editing-cycles>
    <meta:editing-duration>PT22H11M3S</meta:editing-duration>
    <meta:document-statistic meta:table-count="0" meta:image-count="3" meta:object-count="0" meta:page-count="22" meta:paragraph-count="447" meta:word-count="2613" meta:character-count="27059" meta:non-whitespace-character-count="24129"/>
    <meta:template xlink:type="simple" xlink:actuate="onRequest" xlink:title="" xlink:href="../../../../media/ali/DATA/CMSSW/CMSSW_NOTES.odt/Normal"/>
  </office:meta>
</office:document-meta>
</file>